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2cm" table:align="left"/>
    </style:style>
    <style:style style:name="Table1.A" style:family="table-column">
      <style:table-column-properties style:column-width="2.547cm"/>
    </style:style>
    <style:style style:name="Table1.B" style:family="table-column">
      <style:table-column-properties style:column-width="5.47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524cm"/>
    </style:style>
    <style:style style:name="Table2.B" style:family="table-column">
      <style:table-column-properties style:column-width="13.47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522cm" table:align="left"/>
    </style:style>
    <style:style style:name="Table3.A" style:family="table-column">
      <style:table-column-properties style:column-width="2.097cm"/>
    </style:style>
    <style:style style:name="Table3.B" style:family="table-column">
      <style:table-column-properties style:column-width="8.02cm"/>
    </style:style>
    <style:style style:name="Table3.C" style:family="table-column">
      <style:table-column-properties style:column-width="4.4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674cm" table:align="left"/>
    </style:style>
    <style:style style:name="Table4.A" style:family="table-column">
      <style:table-column-properties style:column-width="2.097cm"/>
    </style:style>
    <style:style style:name="Table4.B" style:family="table-column">
      <style:table-column-properties style:column-width="7.151cm"/>
    </style:style>
    <style:style style:name="Table4.C" style:family="table-column">
      <style:table-column-properties style:column-width="6.42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572cm"/>
    </style:style>
    <style:style style:name="Table5.B" style:family="table-column">
      <style:table-column-properties style:column-width="6.246cm"/>
    </style:style>
    <style:style style:name="Table5.C" style:family="table-column">
      <style:table-column-properties style:column-width="8.18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896cm" table:align="left"/>
    </style:style>
    <style:style style:name="Table6.A" style:family="table-column">
      <style:table-column-properties style:column-width="2.097cm"/>
    </style:style>
    <style:style style:name="Table6.B" style:family="table-column">
      <style:table-column-properties style:column-width="4.399cm"/>
    </style:style>
    <style:style style:name="Table6.C" style:family="table-column">
      <style:table-column-properties style:column-width="5.39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316cm" fo:margin-left="0.118cm" fo:margin-right="10.566cm" table:align="margins"/>
    </style:style>
    <style:style style:name="Table7.A" style:family="table-column">
      <style:table-column-properties style:column-width="6.316cm" style:rel-column-width="3581*"/>
    </style:style>
    <style:style style:name="Table7.A1" style:family="table-cell">
      <style:table-cell-properties fo:padding="0.097cm" fo:border="0.002cm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3">
      <style:text-properties fo:font-size="14pt" style:font-size-asian="14pt" style:font-size-complex="14pt"/>
    </style:style>
    <style:style style:name="P4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writing-mode="lr-tb"/>
    </style:style>
    <style:style style:name="P7" style:family="paragraph" style:parent-style-name="Horizontal_20_Line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Heading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.499cm" style:writing-mode="lr-tb"/>
    </style:style>
    <style:style style:name="P10" style:family="paragraph" style:parent-style-name="Preformatted_20_Text" style:list-style-name="L3">
      <style:paragraph-properties fo:margin-top="0cm" fo:margin-bottom="0.499cm" style:writing-mode="lr-tb"/>
    </style:style>
    <style:style style:name="P11" style:family="paragraph" style:parent-style-name="Preformatted_20_Text" style:list-style-name="L4">
      <style:paragraph-properties fo:margin-top="0cm" fo:margin-bottom="0.499cm" style:writing-mode="lr-tb"/>
    </style:style>
    <style:style style:name="P12" style:family="paragraph" style:parent-style-name="Preformatted_20_Text" style:list-style-name="L7">
      <style:paragraph-properties fo:margin-top="0cm" fo:margin-bottom="0.499cm" style:writing-mode="lr-tb"/>
    </style:style>
    <style:style style:name="P13" style:family="paragraph" style:parent-style-name="Preformatted_20_Text" style:list-style-name="L8">
      <style:paragraph-properties fo:margin-top="0cm" fo:margin-bottom="0.499cm" style:writing-mode="lr-tb"/>
    </style:style>
    <style:style style:name="P14" style:family="paragraph" style:parent-style-name="Preformatted_20_Text" style:list-style-name="L11">
      <style:paragraph-properties fo:margin-top="0cm" fo:margin-bottom="0.499cm" style:writing-mode="lr-tb"/>
    </style:style>
    <style:style style:name="P15" style:family="paragraph" style:parent-style-name="Preformatted_20_Text" style:list-style-name="L12">
      <style:paragraph-properties fo:margin-top="0cm" fo:margin-bottom="0.499cm" style:writing-mode="lr-tb"/>
    </style:style>
    <style:style style:name="P16" style:family="paragraph" style:parent-style-name="Preformatted_20_Text" style:list-style-name="L21">
      <style:paragraph-properties fo:margin-top="0cm" fo:margin-bottom="0.499cm" style:writing-mode="lr-tb"/>
    </style:style>
    <style:style style:name="P17" style:family="paragraph" style:parent-style-name="Preformatted_20_Text" style:list-style-name="L29">
      <style:paragraph-properties fo:margin-top="0cm" fo:margin-bottom="0.499cm" style:writing-mode="lr-tb"/>
    </style:style>
    <style:style style:name="P18" style:family="paragraph" style:parent-style-name="Preformatted_20_Text" style:list-style-name="L30">
      <style:paragraph-properties fo:margin-top="0cm" fo:margin-bottom="0.499cm" style:writing-mode="lr-tb"/>
    </style:style>
    <style:style style:name="P19" style:family="paragraph" style:parent-style-name="Preformatted_20_Text" style:list-style-name="L40">
      <style:paragraph-properties fo:margin-top="0cm" fo:margin-bottom="0.499cm" style:writing-mode="lr-tb"/>
    </style:style>
    <style:style style:name="P20" style:family="paragraph" style:parent-style-name="Preformatted_20_Text">
      <style:paragraph-properties style:writing-mode="lr-tb"/>
    </style:style>
    <style:style style:name="P21" style:family="paragraph" style:parent-style-name="Preformatted_20_Text" style:list-style-name="L4">
      <style:paragraph-properties style:writing-mode="lr-tb"/>
    </style:style>
    <style:style style:name="P22" style:family="paragraph" style:parent-style-name="Preformatted_20_Text" style:list-style-name="L7">
      <style:paragraph-properties style:writing-mode="lr-tb"/>
    </style:style>
    <style:style style:name="P23" style:family="paragraph" style:parent-style-name="Preformatted_20_Text" style:list-style-name="L8">
      <style:paragraph-properties style:writing-mode="lr-tb"/>
    </style:style>
    <style:style style:name="P24" style:family="paragraph" style:parent-style-name="Preformatted_20_Text" style:list-style-name="L11">
      <style:paragraph-properties style:writing-mode="lr-tb"/>
    </style:style>
    <style:style style:name="P25" style:family="paragraph" style:parent-style-name="Preformatted_20_Text" style:list-style-name="L12">
      <style:paragraph-properties style:writing-mode="lr-tb"/>
    </style:style>
    <style:style style:name="P26" style:family="paragraph" style:parent-style-name="Preformatted_20_Text" style:list-style-name="L29">
      <style:paragraph-properties style:writing-mode="lr-tb"/>
    </style:style>
    <style:style style:name="P27" style:family="paragraph" style:parent-style-name="Preformatted_20_Text" style:list-style-name="L30">
      <style:paragraph-properties style:writing-mode="lr-tb"/>
    </style:style>
    <style:style style:name="P28" style:family="paragraph" style:parent-style-name="Preformatted_20_Text" style:list-style-name="L40">
      <style:paragraph-properties style:writing-mode="lr-tb"/>
    </style:style>
    <style:style style:name="P29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Heading_20_2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6"/>
    <style:style style:name="P41" style:family="paragraph" style:parent-style-name="Text_20_body" style:list-style-name="L7"/>
    <style:style style:name="P42" style:family="paragraph" style:parent-style-name="Text_20_body" style:list-style-name="L8"/>
    <style:style style:name="P43" style:family="paragraph" style:parent-style-name="Text_20_body" style:list-style-name="L9"/>
    <style:style style:name="P44" style:family="paragraph" style:parent-style-name="Text_20_body" style:list-style-name="L10"/>
    <style:style style:name="P45" style:family="paragraph" style:parent-style-name="Text_20_body" style:list-style-name="L11"/>
    <style:style style:name="P46" style:family="paragraph" style:parent-style-name="Text_20_body" style:list-style-name="L12"/>
    <style:style style:name="P47" style:family="paragraph" style:parent-style-name="Text_20_body" style:list-style-name="L15"/>
    <style:style style:name="P48" style:family="paragraph" style:parent-style-name="Text_20_body" style:list-style-name="L16"/>
    <style:style style:name="P49" style:family="paragraph" style:parent-style-name="Text_20_body" style:list-style-name="L17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3"/>
    <style:style style:name="P53" style:family="paragraph" style:parent-style-name="Text_20_body" style:list-style-name="L24"/>
    <style:style style:name="P54" style:family="paragraph" style:parent-style-name="Text_20_body" style:list-style-name="L25"/>
    <style:style style:name="P55" style:family="paragraph" style:parent-style-name="Text_20_body" style:list-style-name="L26"/>
    <style:style style:name="P56" style:family="paragraph" style:parent-style-name="Text_20_body" style:list-style-name="L27"/>
    <style:style style:name="P57" style:family="paragraph" style:parent-style-name="Text_20_body" style:list-style-name="L28"/>
    <style:style style:name="P58" style:family="paragraph" style:parent-style-name="Text_20_body" style:list-style-name="L29"/>
    <style:style style:name="P59" style:family="paragraph" style:parent-style-name="Text_20_body" style:list-style-name="L30"/>
    <style:style style:name="P60" style:family="paragraph" style:parent-style-name="Text_20_body" style:list-style-name="L31"/>
    <style:style style:name="P61" style:family="paragraph" style:parent-style-name="Text_20_body" style:list-style-name="L32"/>
    <style:style style:name="P62" style:family="paragraph" style:parent-style-name="Text_20_body" style:list-style-name="L33"/>
    <style:style style:name="P63" style:family="paragraph" style:parent-style-name="Text_20_body" style:list-style-name="L34"/>
    <style:style style:name="P64" style:family="paragraph" style:parent-style-name="Text_20_body" style:list-style-name="L35"/>
    <style:style style:name="P65" style:family="paragraph" style:parent-style-name="Text_20_body" style:list-style-name="L36"/>
    <style:style style:name="P66" style:family="paragraph" style:parent-style-name="Text_20_body" style:list-style-name="L37"/>
    <style:style style:name="P67" style:family="paragraph" style:parent-style-name="Text_20_body" style:list-style-name="L38"/>
    <style:style style:name="P68" style:family="paragraph" style:parent-style-name="Text_20_body" style:list-style-name="L39"/>
    <style:style style:name="P69" style:family="paragraph" style:parent-style-name="Text_20_body" style:list-style-name="L40"/>
    <style:style style:name="P70" style:family="paragraph" style:parent-style-name="Text_20_body" style:list-style-name="L41"/>
    <style:style style:name="P71" style:family="paragraph" style:parent-style-name="Text_20_body" style:list-style-name="L43"/>
    <style:style style:name="P72" style:family="paragraph" style:parent-style-name="Text_20_body" style:list-style-name="L44"/>
    <style:style style:name="P73" style:family="paragraph" style:parent-style-name="Text_20_body" style:list-style-name="L45"/>
    <style:style style:name="P74" style:family="paragraph" style:parent-style-name="Text_20_body" style:list-style-name="L46"/>
    <style:style style:name="P75" style:family="paragraph" style:parent-style-name="Text_20_body" style:list-style-name="L47"/>
    <style:style style:name="P76" style:family="paragraph" style:parent-style-name="Text_20_body" style:list-style-name="L51"/>
    <style:style style:name="P7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8" style:family="paragraph" style:parent-style-name="Text_20_body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1" style:family="paragraph" style:parent-style-name="Text_20_body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2" style:family="paragraph" style:parent-style-name="Text_20_body" style:list-style-name="L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3" style:family="paragraph" style:parent-style-name="Text_20_body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4" style:family="paragraph" style:parent-style-name="Text_20_body" style:list-style-name="L10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5" style:family="paragraph" style:parent-style-name="Text_20_body" style:list-style-name="L1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6" style:family="paragraph" style:parent-style-name="Text_20_body" style:list-style-name="L1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7" style:family="paragraph" style:parent-style-name="Text_20_body" style:list-style-name="L1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8" style:family="paragraph" style:parent-style-name="Text_20_body" style:list-style-name="L1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9" style:family="paragraph" style:parent-style-name="Text_20_body" style:list-style-name="L1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0" style:family="paragraph" style:parent-style-name="Text_20_body" style:list-style-name="L19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1" style:family="paragraph" style:parent-style-name="Text_20_body" style:list-style-name="L20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2" style:family="paragraph" style:parent-style-name="Text_20_body" style:list-style-name="L2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3" style:family="paragraph" style:parent-style-name="Text_20_body" style:list-style-name="L2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4" style:family="paragraph" style:parent-style-name="Text_20_body" style:list-style-name="L2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5" style:family="paragraph" style:parent-style-name="Text_20_body" style:list-style-name="L2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6" style:family="paragraph" style:parent-style-name="Text_20_body" style:list-style-name="L30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7" style:family="paragraph" style:parent-style-name="Text_20_body" style:list-style-name="L3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8" style:family="paragraph" style:parent-style-name="Text_20_body" style:list-style-name="L3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9" style:family="paragraph" style:parent-style-name="Text_20_body" style:list-style-name="L3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0" style:family="paragraph" style:parent-style-name="Text_20_body" style:list-style-name="L36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1" style:family="paragraph" style:parent-style-name="Text_20_body" style:list-style-name="L3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2" style:family="paragraph" style:parent-style-name="Text_20_body" style:list-style-name="L3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3" style:family="paragraph" style:parent-style-name="Text_20_body" style:list-style-name="L39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4" style:family="paragraph" style:parent-style-name="Text_20_body" style:list-style-name="L40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5" style:family="paragraph" style:parent-style-name="Text_20_body" style:list-style-name="L4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6" style:family="paragraph" style:parent-style-name="Text_20_body" style:list-style-name="L4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7" style:family="paragraph" style:parent-style-name="Text_20_body" style:list-style-name="L49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Text_20_body" style:list-style-name="L50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9" style:family="paragraph" style:parent-style-name="Text_20_body" style:list-style-name="L5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0" style:family="paragraph" style:parent-style-name="Text_20_body" style:list-style-name="L5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1" style:family="paragraph" style:parent-style-name="Text_20_body" style:list-style-name="L5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2" style:family="paragraph" style:parent-style-name="Text_20_body" style:list-style-name="L5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3" style:family="paragraph" style:parent-style-name="Text_20_body" style:list-style-name="L56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4" style:family="paragraph" style:parent-style-name="Text_20_body" style:list-style-name="L5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5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language="en" fo:country="US"/>
    </style:style>
    <style:style style:name="T2" style:family="text">
      <style:text-properties fo:font-variant="normal" fo:text-transform="none"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actical file of BigData Analytics</text:p>
      <text:p text:style-name="P30"/>
      <text:p text:style-name="P29">1. Installation of VMWare to setup the Hadoop environment and its ecosystems.</text:p>
      <text:h text:style-name="P3" text:outline-level="3"><text:span text:style-name="Strong_20_Emphasis"><text:span text:style-name="T7">=&gt; </text:span></text:span><text:span text:style-name="Strong_20_Emphasis"><text:span text:style-name="T11">Installation of VMware to Setup the Hadoop Environment and Its Ecosystems</text:span></text:span></text:h>
      <text:h text:style-name="Heading_20_4" text:outline-level="4"><text:span text:style-name="Strong_20_Emphasis"><text:span text:style-name="T11">Step 1: Download and Install VMware</text:span></text:span></text:h>
      <text:list xml:id="list8813295890087986690" text:style-name="L1">
        <text:list-item>
          <text:p text:style-name="P36"><text:span text:style-name="T11">Go to the </text:span><text:span text:style-name="Strong_20_Emphasis"><text:span text:style-name="T11">VMware Workstation</text:span></text:span><text:span text:style-name="T11"> or </text:span><text:span text:style-name="Strong_20_Emphasis"><text:span text:style-name="T11">VMware Player</text:span></text:span><text:span text:style-name="T11"> official website.</text:span></text:p>
        </text:list-item>
        <text:list-item>
          <text:p text:style-name="P78">Download the version suitable for your operating system (Windows/Linux).</text:p>
        </text:list-item>
        <text:list-item>
          <text:p text:style-name="P78">Run the installer and follow on-screen instructions.</text:p>
        </text:list-item>
        <text:list-item>
          <text:p text:style-name="P36"><text:span text:style-name="T11">After installation, </text:span><text:span text:style-name="Strong_20_Emphasis"><text:span text:style-name="T11">restart your system</text:span></text:span><text:span text:style-name="T11"> if required.</text:span></text:p>
        </text:list-item>
      </text:list>
      <text:h text:style-name="Heading_20_4" text:outline-level="4"><text:span text:style-name="Strong_20_Emphasis"><text:span text:style-name="T11">Step 2: Create a New Virtual Machine</text:span></text:span></text:h>
      <text:list xml:id="list7931309494436093169" text:style-name="L2">
        <text:list-item>
          <text:p text:style-name="P37"><text:span text:style-name="T11">Open VMware and click on </text:span><text:span text:style-name="Strong_20_Emphasis"><text:span text:style-name="T11">“Create a New Virtual Machine.”</text:span></text:span></text:p>
        </text:list-item>
        <text:list-item>
          <text:p text:style-name="P37"><text:span text:style-name="T11">Choose </text:span><text:span text:style-name="Strong_20_Emphasis"><text:span text:style-name="T11">Typical Installation</text:span></text:span><text:span text:style-name="T11"> mode.</text:span></text:p>
        </text:list-item>
        <text:list-item>
          <text:p text:style-name="P37"><text:span text:style-name="T11">Select the </text:span><text:span text:style-name="Strong_20_Emphasis"><text:span text:style-name="T11">ISO file</text:span></text:span><text:span text:style-name="T11"> of your operating system (e.g., Ubuntu or CentOS).</text:span></text:p>
        </text:list-item>
        <text:list-item>
          <text:p text:style-name="P37"><text:span text:style-name="T11">Allocate </text:span><text:span text:style-name="Strong_20_Emphasis"><text:span text:style-name="T11">RAM (4–8 GB)</text:span></text:span><text:span text:style-name="T11"> and </text:span><text:span text:style-name="Strong_20_Emphasis"><text:span text:style-name="T11">CPU cores (2–4 cores)</text:span></text:span><text:span text:style-name="T11"> for better performance.</text:span></text:p>
        </text:list-item>
        <text:list-item>
          <text:p text:style-name="P37"><text:span text:style-name="T11">Set </text:span><text:span text:style-name="Strong_20_Emphasis"><text:span text:style-name="T11">disk size</text:span></text:span><text:span text:style-name="T11"> (at least 20–30 GB).</text:span></text:p>
        </text:list-item>
        <text:list-item>
          <text:p text:style-name="P79">Finish setup and start the VM.</text:p>
        </text:list-item>
      </text:list>
      <text:h text:style-name="Heading_20_4" text:outline-level="4"><text:span text:style-name="Strong_20_Emphasis"><text:span text:style-name="T11">Step 3: Install Linux OS</text:span></text:span></text:h>
      <text:list xml:id="list2932800969310778735" text:style-name="L3">
        <text:list-item>
          <text:p text:style-name="P80">Follow on-screen instructions to install the chosen OS.</text:p>
        </text:list-item>
        <text:list-item>
          <text:p text:style-name="P80">Set username and password.</text:p>
        </text:list-item>
        <text:list-item>
          <text:p text:style-name="P80">Once installed, update the system using:</text:p>
          <text:p text:style-name="P10"><text:span text:style-name="Source_20_Text"><text:span text:style-name="T11">sudo apt update &amp;&amp; sudo apt upgrade -y</text:span></text:span></text:p>
        </text:list-item>
      </text:list>
      <text:h text:style-name="Heading_20_4" text:outline-level="4"><text:span text:style-name="Strong_20_Emphasis"><text:span text:style-name="T11">Step 4: Install Hadoop and Its Ecosystem</text:span></text:span></text:h>
      <text:list xml:id="list8111141016408010179" text:style-name="L4">
        <text:list-item>
          <text:p text:style-name="P38"><text:span text:style-name="Strong_20_Emphasis"><text:span text:style-name="T11">Install Java (Required for Hadoop):</text:span></text:span></text:p>
          <text:p text:style-name="P21"><text:span text:style-name="Source_20_Text"><text:span text:style-name="T11">sudo apt install openjdk-8-jdk -y</text:span></text:span></text:p>
          <text:p text:style-name="P11"><text:span text:style-name="Source_20_Text"><text:span text:style-name="T11">java -version</text:span></text:span></text:p>
        </text:list-item>
        <text:list-item>
          <text:p text:style-name="P38"><text:span text:style-name="Strong_20_Emphasis"><text:span text:style-name="T11">Download Hadoop:</text:span></text:span></text:p>
          <text:p text:style-name="P11"><text:span text:style-name="Source_20_Text"><text:span text:style-name="T11">wget https://downloads.apache.org/hadoop/common/hadoop-x.x.x/hadoop-x.x.x.tar.gz</text:span></text:span></text:p>
        </text:list-item>
        <text:list-item>
          <text:p text:style-name="P38"><text:span text:style-name="Strong_20_Emphasis"><text:span text:style-name="T11">Extract and Configure Hadoop:</text:span></text:span></text:p>
          <text:p text:style-name="P21"><text:span text:style-name="Source_20_Text"><text:span text:style-name="T11">tar -xvzf hadoop-x.x.x.tar.gz</text:span></text:span></text:p>
          <text:p text:style-name="P11"><text:span text:style-name="Source_20_Text"><text:span text:style-name="T11">sudo mv hadoop-x.x.x /usr/local/hadoop</text:span></text:span></text:p>
        </text:list-item>
        <text:list-item>
          <text:p text:style-name="P38"><text:span text:style-name="Strong_20_Emphasis"><text:span text:style-name="T11">Set Environment Variables:</text:span></text:span><text:span text:style-name="T11"><text:line-break/>Edit </text:span><text:span text:style-name="Source_20_Text"><text:span text:style-name="T11">~/.bashrc</text:span></text:span><text:span text:style-name="T11"> and add:</text:span></text:p>
          <text:p text:style-name="P21"><text:soft-page-break/><text:span text:style-name="Source_20_Text"><text:span text:style-name="T11">export HADOOP_HOME=/usr/local/hadoop</text:span></text:span></text:p>
          <text:p text:style-name="P11"><text:span text:style-name="Source_20_Text"><text:span text:style-name="T11">export PATH=$PATH:$HADOOP_HOME/bin:$HADOOP_HOME/sbin</text:span></text:span></text:p>
          <text:p text:style-name="P81">Then run:</text:p>
          <text:p text:style-name="P11"><text:span text:style-name="Source_20_Text"><text:span text:style-name="T11">source ~/.bashrc</text:span></text:span></text:p>
        </text:list-item>
        <text:list-item>
          <text:p text:style-name="P38"><text:span text:style-name="Strong_20_Emphasis"><text:span text:style-name="T11">Configure Core Hadoop Files:</text:span></text:span></text:p>
          <text:list>
            <text:list-item>
              <text:p text:style-name="P38"><text:span text:style-name="Source_20_Text"><text:span text:style-name="T11">core-site.xml</text:span></text:span><text:span text:style-name="T11"> → Hadoop file system settings</text:span></text:p>
            </text:list-item>
            <text:list-item>
              <text:p text:style-name="P38"><text:span text:style-name="Source_20_Text"><text:span text:style-name="T11">hdfs-site.xml</text:span></text:span><text:span text:style-name="T11"> → Storage configuration</text:span></text:p>
            </text:list-item>
            <text:list-item>
              <text:p text:style-name="P38"><text:span text:style-name="Source_20_Text"><text:span text:style-name="T11">mapred-site.xml</text:span></text:span><text:span text:style-name="T11"> → MapReduce configuration</text:span></text:p>
            </text:list-item>
            <text:list-item>
              <text:p text:style-name="P38"><text:span text:style-name="Source_20_Text"><text:span text:style-name="T11">yarn-site.xml</text:span></text:span><text:span text:style-name="T11"> → YARN resource management</text:span></text:p>
            </text:list-item>
          </text:list>
        </text:list-item>
        <text:list-item>
          <text:p text:style-name="P38"><text:span text:style-name="Strong_20_Emphasis"><text:span text:style-name="T11">Format Hadoop Namenode:</text:span></text:span></text:p>
          <text:p text:style-name="P11"><text:span text:style-name="Source_20_Text"><text:span text:style-name="T11">hdfs namenode -format</text:span></text:span></text:p>
        </text:list-item>
        <text:list-item>
          <text:p text:style-name="P38"><text:span text:style-name="Strong_20_Emphasis"><text:span text:style-name="T11">Start Hadoop Services:</text:span></text:span></text:p>
          <text:p text:style-name="P21"><text:span text:style-name="Source_20_Text"><text:span text:style-name="T11">start-dfs.sh</text:span></text:span></text:p>
          <text:p text:style-name="P11"><text:span text:style-name="Source_20_Text"><text:span text:style-name="T11">start-yarn.sh</text:span></text:span></text:p>
        </text:list-item>
        <text:list-item>
          <text:p text:style-name="P38"><text:span text:style-name="Strong_20_Emphasis"><text:span text:style-name="T11">Access Hadoop Web UI:</text:span></text:span></text:p>
          <text:list>
            <text:list-item>
              <text:p text:style-name="P38"><text:span text:style-name="T11">Namenode: </text:span><text:a xlink:type="simple" xlink:href="http://localhost:9870/" office:target-frame-name="_new" xlink:show="replace" text:style-name="Internet_20_link" text:visited-style-name="Visited_20_Internet_20_Link"><text:span text:style-name="T11">http://localhost:9870</text:span></text:a></text:p>
            </text:list-item>
            <text:list-item>
              <text:p text:style-name="P38"><text:span text:style-name="T11">Resource Manager: </text:span><text:a xlink:type="simple" xlink:href="http://localhost:8088/" office:target-frame-name="_new" xlink:show="replace" text:style-name="Internet_20_link" text:visited-style-name="Visited_20_Internet_20_Link"><text:span text:style-name="T11">http://localhost:8088</text:span></text:a></text:p>
            </text:list-item>
          </text:list>
        </text:list-item>
      </text:list>
      <text:h text:style-name="Heading_20_4" text:outline-level="4"><text:span text:style-name="Strong_20_Emphasis"><text:span text:style-name="T11">Step 5: Verify Ecosystem Tools</text:span></text:span></text:h>
      <text:p text:style-name="P77">Once Hadoop runs successfully, you can install and configure related ecosystem tools such as:</text:p>
      <text:list xml:id="list5970845884495298236" text:style-name="L5">
        <text:list-item>
          <text:p text:style-name="P39"><text:span text:style-name="Strong_20_Emphasis"><text:span text:style-name="T11">Hive</text:span></text:span><text:span text:style-name="T11"> – Data warehousing</text:span></text:p>
        </text:list-item>
        <text:list-item>
          <text:p text:style-name="P39"><text:span text:style-name="Strong_20_Emphasis"><text:span text:style-name="T11">Pig</text:span></text:span><text:span text:style-name="T11"> – Scripting for Hadoop</text:span></text:p>
        </text:list-item>
        <text:list-item>
          <text:p text:style-name="P39"><text:span text:style-name="Strong_20_Emphasis"><text:span text:style-name="T11">HBase</text:span></text:span><text:span text:style-name="T11"> – NoSQL database</text:span></text:p>
        </text:list-item>
        <text:list-item>
          <text:p text:style-name="P39"><text:span text:style-name="Strong_20_Emphasis"><text:span text:style-name="T11">Sqoop</text:span></text:span><text:span text:style-name="T11"> – Data transfer between Hadoop and RDBMS</text:span></text:p>
        </text:list-item>
        <text:list-item>
          <text:p text:style-name="P39"><text:span text:style-name="Strong_20_Emphasis"><text:span text:style-name="T11">Flume</text:span></text:span><text:span text:style-name="T11"> – Data ingestion tool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><text:soft-page-break/>2.<text:span text:style-name="T1"> </text:span><text:span text:style-name="T4">Perform setting up and Installing Hadoop in its three operating modes. </text:span></text:p>
      <text:p text:style-name="P116"><text:s/><text:span text:style-name="T8">i. Standalone. <text:s text:c="7"/>ii. Pseudo distributed.</text:span></text:p>
      <text:p text:style-name="P1"><text:span text:style-name="T11">=&gt; Hadoop can run in </text:span><text:span text:style-name="Strong_20_Emphasis"><text:span text:style-name="T11">three different modes</text:span></text:span><text:span text:style-name="T11">, depending on the configuration and purpose:</text:span></text:p>
      <text:list xml:id="list5819890640439004937" text:style-name="L6">
        <text:list-item>
          <text:p text:style-name="P40"><text:span text:style-name="Strong_20_Emphasis"><text:span text:style-name="T11">Standalone Mode</text:span></text:span><text:span text:style-name="T11"> (Default)</text:span></text:p>
        </text:list-item>
        <text:list-item>
          <text:p text:style-name="P40"><text:span text:style-name="Strong_20_Emphasis"><text:span text:style-name="T11">Pseudo-Distributed Mode</text:span></text:span><text:span text:style-name="T11"> (Single Node Cluster)</text:span></text:p>
        </text:list-item>
        <text:list-item>
          <text:p text:style-name="P40"><text:span text:style-name="Strong_20_Emphasis"><text:span text:style-name="T11">Fully Distributed Mode</text:span></text:span><text:span text:style-name="T11"> (Multi-Node Cluster)</text:span></text:p>
        </text:list-item>
      </text:list>
      <text:h text:style-name="Heading_20_3" text:outline-level="3"><text:span text:style-name="Strong_20_Emphasis"><text:span text:style-name="T11">i. Standalone Mode</text:span></text:span></text:h>
      <text:p text:style-name="Text_20_body"><text:span text:style-name="Strong_20_Emphasis"><text:span text:style-name="T11">Purpose:</text:span></text:span><text:span text:style-name="T11"><text:line-break/>Used mainly for </text:span><text:span text:style-name="Strong_20_Emphasis"><text:span text:style-name="T11">testing and debugging</text:span></text:span><text:span text:style-name="T11">. In this mode, Hadoop runs as a </text:span><text:span text:style-name="Strong_20_Emphasis"><text:span text:style-name="T11">single Java process</text:span></text:span><text:span text:style-name="T11"> on one machine without HDFS or networking.</text:span></text:p>
      <text:h text:style-name="Heading_20_4" text:outline-level="4"><text:span text:style-name="Strong_20_Emphasis"><text:span text:style-name="T11">=&gt; Steps to Set Up Standalone Mode:</text:span></text:span></text:h>
      <text:list xml:id="list6516652025009462563" text:style-name="L7">
        <text:list-item>
          <text:p text:style-name="P41"><text:span text:style-name="Strong_20_Emphasis"><text:span text:style-name="T11">Install Java:</text:span></text:span></text:p>
          <text:p text:style-name="P22"><text:span text:style-name="Source_20_Text"><text:span text:style-name="T11">sudo apt install openjdk-8-jdk -y</text:span></text:span></text:p>
          <text:p text:style-name="P12"><text:span text:style-name="Source_20_Text"><text:span text:style-name="T11">java -version</text:span></text:span></text:p>
        </text:list-item>
        <text:list-item>
          <text:p text:style-name="P41"><text:span text:style-name="Strong_20_Emphasis"><text:span text:style-name="T11">Download and Extract Hadoop:</text:span></text:span></text:p>
          <text:p text:style-name="P22"><text:span text:style-name="Source_20_Text"><text:span text:style-name="T11">wget https://downloads.apache.org/hadoop/common/hadoop-x.x.x/hadoop-x.x.x.tar.gz</text:span></text:span></text:p>
          <text:p text:style-name="P22"><text:span text:style-name="Source_20_Text"><text:span text:style-name="T11">tar -xvzf hadoop-x.x.x.tar.gz</text:span></text:span></text:p>
          <text:p text:style-name="P12"><text:span text:style-name="Source_20_Text"><text:span text:style-name="T11">sudo mv hadoop-x.x.x /usr/local/hadoop</text:span></text:span></text:p>
        </text:list-item>
        <text:list-item>
          <text:p text:style-name="P41"><text:span text:style-name="Strong_20_Emphasis"><text:span text:style-name="T11">Set Environment Variables:</text:span></text:span><text:span text:style-name="T11"><text:line-break/>Edit the </text:span><text:span text:style-name="Source_20_Text"><text:span text:style-name="T11">.bashrc</text:span></text:span><text:span text:style-name="T11"> file:</text:span></text:p>
          <text:p text:style-name="P12"><text:span text:style-name="Source_20_Text"><text:span text:style-name="T11">nano ~/.bashrc</text:span></text:span></text:p>
          <text:p text:style-name="P82">Add:</text:p>
          <text:p text:style-name="P22"><text:span text:style-name="Source_20_Text"><text:span text:style-name="T11">export HADOOP_HOME=/usr/local/hadoop</text:span></text:span></text:p>
          <text:p text:style-name="P12"><text:span text:style-name="Source_20_Text"><text:span text:style-name="T11">export PATH=$PATH:$HADOOP_HOME/bin:$HADOOP_HOME/sbin</text:span></text:span></text:p>
          <text:p text:style-name="P82">Then apply changes:</text:p>
          <text:p text:style-name="P12"><text:span text:style-name="Source_20_Text"><text:span text:style-name="T11">source ~/.bashrc</text:span></text:span></text:p>
        </text:list-item>
        <text:list-item>
          <text:p text:style-name="P41"><text:span text:style-name="Strong_20_Emphasis"><text:span text:style-name="T11">Verify Hadoop Installation:</text:span></text:span></text:p>
          <text:p text:style-name="P12"><text:span text:style-name="Source_20_Text"><text:span text:style-name="T11">hadoop version</text:span></text:span></text:p>
        </text:list-item>
        <text:list-item>
          <text:p text:style-name="P41"><text:span text:style-name="Strong_20_Emphasis"><text:span text:style-name="T11">Run a Sample Job:</text:span></text:span></text:p>
          <text:p text:style-name="P22"><text:span text:style-name="Source_20_Text"><text:span text:style-name="T11">mkdir ~/input</text:span></text:span></text:p>
          <text:p text:style-name="P22"><text:span text:style-name="Source_20_Text"><text:span text:style-name="T11">cp $HADOOP_HOME/etc/hadoop/*.xml ~/input</text:span></text:span></text:p>
          <text:p text:style-name="P22"><text:span text:style-name="Source_20_Text"><text:span text:style-name="T11">hadoop jar $HADOOP_HOME/share/hadoop/mapreduce/hadoop-mapreduce-examples-x.x.x.jar wordcount ~/input ~/output</text:span></text:span></text:p>
          <text:p text:style-name="P12"><text:span text:style-name="Source_20_Text"><text:span text:style-name="T11">cat ~/output/part-r-00000</text:span></text:span></text:p>
          <text:p text:style-name="P82"><text:s/>If you get word count results — Hadoop is working in standalone mode.</text:p>
        </text:list-item>
      </text:list>
      <text:h text:style-name="Heading_20_3" text:outline-level="3"><text:soft-page-break/><text:span text:style-name="Strong_20_Emphasis"><text:span text:style-name="T11">ii. Pseudo-Distributed Mode (Single Node Cluster)</text:span></text:span></text:h>
      <text:p text:style-name="Text_20_body"><text:span text:style-name="Strong_20_Emphasis"><text:span text:style-name="T11">=&gt; Purpose:</text:span></text:span><text:span text:style-name="T11"><text:line-break/> Used for </text:span><text:span text:style-name="Strong_20_Emphasis"><text:span text:style-name="T11">development and testing</text:span></text:span><text:span text:style-name="T11">. All Hadoop daemons (NameNode, DataNode, ResourceManager, NodeManager) run on a </text:span><text:span text:style-name="Strong_20_Emphasis"><text:span text:style-name="T11">single system</text:span></text:span><text:span text:style-name="T11">, but </text:span><text:span text:style-name="Strong_20_Emphasis"><text:span text:style-name="T11">communicate as if on different nodes</text:span></text:span><text:span text:style-name="T11">.</text:span></text:p>
      <text:h text:style-name="Heading_20_4" text:outline-level="4"><text:span text:style-name="Strong_20_Emphasis"><text:span text:style-name="T11">Steps to Set Up Pseudo-Distributed Mode:</text:span></text:span></text:h>
      <text:list xml:id="list8344441886301460894" text:style-name="L8">
        <text:list-item>
          <text:p text:style-name="P42"><text:span text:style-name="Strong_20_Emphasis"><text:span text:style-name="T11">Enable SSH (Required for Hadoop Daemons):</text:span></text:span></text:p>
          <text:p text:style-name="P23"><text:span text:style-name="Source_20_Text"><text:span text:style-name="T11">sudo apt install openssh-server -y</text:span></text:span></text:p>
          <text:p text:style-name="P23"><text:span text:style-name="Source_20_Text"><text:span text:style-name="T11">ssh-keygen -t rsa -P ""</text:span></text:span></text:p>
          <text:p text:style-name="P23"><text:span text:style-name="Source_20_Text"><text:span text:style-name="T11">cat ~/.ssh/id_rsa.pub &gt;&gt; ~/.ssh/authorized_keys</text:span></text:span></text:p>
          <text:p text:style-name="P13"><text:span text:style-name="Source_20_Text"><text:span text:style-name="T11">ssh localhost</text:span></text:span></text:p>
        </text:list-item>
        <text:list-item>
          <text:p text:style-name="P42"><text:span text:style-name="Strong_20_Emphasis"><text:span text:style-name="T11">Configure Hadoop Files:</text:span></text:span><text:span text:style-name="T11"><text:line-break/>Edit the following files inside </text:span><text:span text:style-name="Source_20_Text"><text:span text:style-name="T11">$HADOOP_HOME/etc/hadoop/</text:span></text:span></text:p>
          <text:p text:style-name="P42"><text:span text:style-name="Strong_20_Emphasis"><text:span text:style-name="T11">a. core-site.xml</text:span></text:span></text:p>
          <text:p text:style-name="P23"><text:span text:style-name="Source_20_Text"><text:span text:style-name="T11">&lt;configuration&gt;</text:span></text:span></text:p>
          <text:p text:style-name="P23"><text:span text:style-name="Source_20_Text"><text:span text:style-name="T11"><text:s text:c="2"/>&lt;property&gt;</text:span></text:span></text:p>
          <text:p text:style-name="P23"><text:span text:style-name="Source_20_Text"><text:span text:style-name="T11"><text:s text:c="4"/>&lt;name&gt;fs.defaultFS&lt;/name&gt;</text:span></text:span></text:p>
          <text:p text:style-name="P23"><text:span text:style-name="Source_20_Text"><text:span text:style-name="T11"><text:s text:c="4"/>&lt;value&gt;hdfs://localhost:9000&lt;/value&gt;</text:span></text:span></text:p>
          <text:p text:style-name="P23"><text:span text:style-name="Source_20_Text"><text:span text:style-name="T11"><text:s text:c="2"/>&lt;/property&gt;</text:span></text:span></text:p>
          <text:p text:style-name="P13"><text:span text:style-name="Source_20_Text"><text:span text:style-name="T11">&lt;/configuration&gt;</text:span></text:span></text:p>
          <text:p text:style-name="P42"><text:span text:style-name="Strong_20_Emphasis"><text:span text:style-name="T11">b. hdfs-site.xml</text:span></text:span></text:p>
          <text:p text:style-name="P23"><text:span text:style-name="Source_20_Text"><text:span text:style-name="T11">&lt;configuration&gt;</text:span></text:span></text:p>
          <text:p text:style-name="P23"><text:span text:style-name="Source_20_Text"><text:span text:style-name="T11"><text:s text:c="2"/>&lt;property&gt;</text:span></text:span></text:p>
          <text:p text:style-name="P23"><text:span text:style-name="Source_20_Text"><text:span text:style-name="T11"><text:s text:c="4"/>&lt;name&gt;dfs.replication&lt;/name&gt;</text:span></text:span></text:p>
          <text:p text:style-name="P23"><text:span text:style-name="Source_20_Text"><text:span text:style-name="T11"><text:s text:c="4"/>&lt;value&gt;1&lt;/value&gt;</text:span></text:span></text:p>
          <text:p text:style-name="P23"><text:span text:style-name="Source_20_Text"><text:span text:style-name="T11"><text:s text:c="2"/>&lt;/property&gt;</text:span></text:span></text:p>
          <text:p text:style-name="P13"><text:span text:style-name="Source_20_Text"><text:span text:style-name="T11">&lt;/configuration&gt;</text:span></text:span></text:p>
          <text:p text:style-name="P42"><text:span text:style-name="Strong_20_Emphasis"><text:span text:style-name="T11">c. mapred-site.xml</text:span></text:span><text:span text:style-name="T11"><text:line-break/>(If not present, create from template)</text:span></text:p>
          <text:p text:style-name="P13"><text:span text:style-name="Source_20_Text"><text:span text:style-name="T11">cp mapred-site.xml.template mapred-site.xml</text:span></text:span></text:p>
          <text:p text:style-name="P83">Then edit:</text:p>
          <text:p text:style-name="P23"><text:span text:style-name="Source_20_Text"><text:span text:style-name="T11">&lt;configuration&gt;</text:span></text:span></text:p>
          <text:p text:style-name="P23"><text:span text:style-name="Source_20_Text"><text:span text:style-name="T11"><text:s text:c="2"/>&lt;property&gt;</text:span></text:span></text:p>
          <text:p text:style-name="P23"><text:span text:style-name="Source_20_Text"><text:span text:style-name="T11"><text:s text:c="4"/>&lt;name&gt;mapreduce.framework.name&lt;/name&gt;</text:span></text:span></text:p>
          <text:p text:style-name="P23"><text:span text:style-name="Source_20_Text"><text:span text:style-name="T11"><text:s text:c="4"/>&lt;value&gt;yarn&lt;/value&gt;</text:span></text:span></text:p>
          <text:p text:style-name="P23"><text:span text:style-name="Source_20_Text"><text:span text:style-name="T11"><text:s text:c="2"/>&lt;/property&gt;</text:span></text:span></text:p>
          <text:p text:style-name="P13"><text:span text:style-name="Source_20_Text"><text:span text:style-name="T11">&lt;/configuration&gt;</text:span></text:span></text:p>
          <text:p text:style-name="P42"><text:span text:style-name="Strong_20_Emphasis"><text:span text:style-name="T11">d. yarn-site.xml</text:span></text:span></text:p>
          <text:p text:style-name="P23"><text:span text:style-name="Source_20_Text"><text:span text:style-name="T11">&lt;configuration&gt;</text:span></text:span></text:p>
          <text:p text:style-name="P23"><text:span text:style-name="Source_20_Text"><text:span text:style-name="T11"><text:s text:c="2"/>&lt;property&gt;</text:span></text:span></text:p>
          <text:p text:style-name="P23"><text:span text:style-name="Source_20_Text"><text:span text:style-name="T11"><text:s text:c="4"/>&lt;name&gt;yarn.nodemanager.aux-services&lt;/name&gt;</text:span></text:span></text:p>
          <text:p text:style-name="P23"><text:span text:style-name="Source_20_Text"><text:span text:style-name="T11"><text:s text:c="4"/>&lt;value&gt;mapreduce_shuffle&lt;/value&gt;</text:span></text:span></text:p>
          <text:p text:style-name="P23"><text:span text:style-name="Source_20_Text"><text:span text:style-name="T11"><text:s text:c="2"/>&lt;/property&gt;</text:span></text:span></text:p>
          <text:p text:style-name="P13"><text:soft-page-break/><text:span text:style-name="Source_20_Text"><text:span text:style-name="T11">&lt;/configuration&gt;</text:span></text:span></text:p>
        </text:list-item>
        <text:list-item>
          <text:p text:style-name="P42"><text:span text:style-name="Strong_20_Emphasis"><text:span text:style-name="T11">Format the Hadoop File System:</text:span></text:span></text:p>
          <text:p text:style-name="P13"><text:span text:style-name="Source_20_Text"><text:span text:style-name="T11">hdfs namenode -format</text:span></text:span></text:p>
        </text:list-item>
        <text:list-item>
          <text:p text:style-name="P42"><text:span text:style-name="Strong_20_Emphasis"><text:span text:style-name="T11">Start Hadoop Services:</text:span></text:span></text:p>
          <text:p text:style-name="P23"><text:span text:style-name="Source_20_Text"><text:span text:style-name="T11">start-dfs.sh</text:span></text:span></text:p>
          <text:p text:style-name="P13"><text:span text:style-name="Source_20_Text"><text:span text:style-name="T11">start-yarn.sh</text:span></text:span></text:p>
        </text:list-item>
        <text:list-item>
          <text:p text:style-name="P42"><text:span text:style-name="Strong_20_Emphasis"><text:span text:style-name="T11">Check Running Daemons:</text:span></text:span></text:p>
          <text:p text:style-name="P13"><text:span text:style-name="Source_20_Text"><text:span text:style-name="T11">jps</text:span></text:span></text:p>
          <text:p text:style-name="P83">You should see:</text:p>
          <text:list>
            <text:list-item>
              <text:p text:style-name="P83">NameNode</text:p>
            </text:list-item>
            <text:list-item>
              <text:p text:style-name="P83">DataNode</text:p>
            </text:list-item>
            <text:list-item>
              <text:p text:style-name="P83">SecondaryNameNode</text:p>
            </text:list-item>
            <text:list-item>
              <text:p text:style-name="P83">ResourceManager</text:p>
            </text:list-item>
            <text:list-item>
              <text:p text:style-name="P83">NodeManager</text:p>
            </text:list-item>
          </text:list>
        </text:list-item>
        <text:list-item>
          <text:p text:style-name="P42"><text:span text:style-name="Strong_20_Emphasis"><text:span text:style-name="T11">Access Hadoop Web Interfaces:</text:span></text:span></text:p>
          <text:list>
            <text:list-item>
              <text:p text:style-name="P42"><text:span text:style-name="T11">Namenode: </text:span><text:a xlink:type="simple" xlink:href="http://localhost:9870/" office:target-frame-name="_new" xlink:show="replace" text:style-name="Internet_20_link" text:visited-style-name="Visited_20_Internet_20_Link"><text:span text:style-name="T11">http://localhost:9870</text:span></text:a></text:p>
            </text:list-item>
            <text:list-item>
              <text:p text:style-name="P42"><text:span text:style-name="T11">ResourceManager: </text:span><text:a xlink:type="simple" xlink:href="http://localhost:8088/" office:target-frame-name="_new" xlink:show="replace" text:style-name="Internet_20_link" text:visited-style-name="Visited_20_Internet_20_Link"><text:span text:style-name="T11">http://localhost:8088</text:span></text:a></text:p>
            </text:list-item>
          </text:list>
        </text:list-item>
        <text:list-item>
          <text:p text:style-name="P42"><text:span text:style-name="Strong_20_Emphasis"><text:span text:style-name="T11">Run Sample Job to Test:</text:span></text:span></text:p>
          <text:p text:style-name="P23"><text:span text:style-name="Source_20_Text"><text:span text:style-name="T11">hdfs dfs -mkdir /input</text:span></text:span></text:p>
          <text:p text:style-name="P23"><text:span text:style-name="Source_20_Text"><text:span text:style-name="T11">hdfs dfs -copyFromLocal $HADOOP_HOME/etc/hadoop/*.xml /input</text:span></text:span></text:p>
          <text:p text:style-name="P23"><text:span text:style-name="Source_20_Text"><text:span text:style-name="T11">hadoop jar $HADOOP_HOME/share/hadoop/mapreduce/hadoop-mapreduce-examples-x.x.x.jar wordcount /input /output</text:span></text:span></text:p>
          <text:p text:style-name="P13"><text:span text:style-name="Source_20_Text"><text:span text:style-name="T11">hdfs dfs -cat /output/part-r-00000</text:span></text:span></text:p>
        </text:list-item>
      </text:list>
      <text:p text:style-name="Text_20_body"><text:span text:style-name="T11">If results display successfully — Hadoop is correctly running in </text:span><text:span text:style-name="Strong_20_Emphasis"><text:span text:style-name="T11">pseudo-distributed mode</text:span></text:span><text:span text:style-name="T11">.</text:span></text:p>
      <text:h text:style-name="Heading_20_3" text:outline-level="3"><text:span text:style-name="Strong_20_Emphasis"><text:span text:style-name="T11">iii. Fully Distributed Mode (For Reference)</text:span></text:span></text:h>
      <text:p text:style-name="Text_20_body"><text:span text:style-name="T11">=&gt; In this mode, Hadoop runs on </text:span><text:span text:style-name="Strong_20_Emphasis"><text:span text:style-name="T11">multiple physical or virtual nodes</text:span></text:span><text:span text:style-name="T11"> — a </text:span><text:span text:style-name="Strong_20_Emphasis"><text:span text:style-name="T11">cluster environment</text:span></text:span><text:span text:style-name="T11"> with:</text:span></text:p>
      <text:list xml:id="list916836634936817381" text:style-name="L9">
        <text:list-item>
          <text:p text:style-name="P43"><text:span text:style-name="Strong_20_Emphasis"><text:span text:style-name="T11">1 Master Node:</text:span></text:span><text:span text:style-name="T11"> Runs NameNode and ResourceManager</text:span></text:p>
        </text:list-item>
        <text:list-item>
          <text:p text:style-name="P43"><text:span text:style-name="Strong_20_Emphasis"><text:span text:style-name="T11">Multiple Slave Nodes:</text:span></text:span><text:span text:style-name="T11"> Run DataNode and NodeManager</text:span></text:p>
        </text:list-item>
      </text:list>
      <text:p text:style-name="Text_20_body"><text:span text:style-name="T11">This setup is used in </text:span><text:span text:style-name="Strong_20_Emphasis"><text:span text:style-name="T11">real-world big data production environments</text:span></text:span><text:span text:style-name="T11">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><text:soft-page-break/>3. <text:span text:style-name="T1"><text:s/></text:span><text:span text:style-name="T4">Fully distributed.</text:span></text:p>
      <text:p text:style-name="P32"/>
      <text:h text:style-name="P2" text:outline-level="2"><text:span text:style-name="Strong_20_Emphasis"><text:span text:style-name="T16">=&gt; Setting up Hadoop in Fully Distributed Mode</text:span></text:span></text:h>
      <text:h text:style-name="Heading_20_3" text:outline-level="3"><text:span text:style-name="Strong_20_Emphasis"><text:span text:style-name="T11">Overview</text:span></text:span></text:h>
      <text:p text:style-name="Text_20_body"><text:span text:style-name="T11">In the </text:span><text:span text:style-name="Strong_20_Emphasis"><text:span text:style-name="T11">Fully Distributed Mode</text:span></text:span><text:span text:style-name="T11">, Hadoop runs on </text:span><text:span text:style-name="Strong_20_Emphasis"><text:span text:style-name="T11">multiple machines (nodes)</text:span></text:span><text:span text:style-name="T11"> that are connected through a network.<text:line-break/>Each machine in the cluster has a </text:span><text:span text:style-name="Strong_20_Emphasis"><text:span text:style-name="T11">specific role</text:span></text:span><text:span text:style-name="T11"> — some act as </text:span><text:span text:style-name="Strong_20_Emphasis"><text:span text:style-name="T11">Master nodes</text:span></text:span><text:span text:style-name="T11">, others as </text:span><text:span text:style-name="Strong_20_Emphasis"><text:span text:style-name="T11">Slave nodes</text:span></text:span><text:span text:style-name="T11">.</text:span></text:p>
      <text:p text:style-name="Text_20_body"><text:span text:style-name="T11">This is the </text:span><text:span text:style-name="Strong_20_Emphasis"><text:span text:style-name="T11">real-world production setup</text:span></text:span><text:span text:style-name="T11"> for handling large-scale Big Data processing.</text:span></text:p>
      <text:h text:style-name="Heading_20_3" text:outline-level="3"><text:span text:style-name="Strong_20_Emphasis"><text:span text:style-name="T11">Cluster Components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Node Type</text:p>
            </table:table-cell>
            <table:table-cell table:style-name="Table1.A1" office:value-type="string">
              <text:p text:style-name="P8">Services/Daem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1">Master Node</text:span></text:span></text:p>
          </table:table-cell>
          <table:table-cell table:style-name="Table1.A1" office:value-type="string">
            <text:p text:style-name="P35">NameNode, ResourceManag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1">Slave Nodes</text:span></text:span></text:p>
          </table:table-cell>
          <table:table-cell table:style-name="Table1.A1" office:value-type="string">
            <text:p text:style-name="P35">DataNode, NodeManager</text:p>
          </table:table-cell>
        </table:table-row>
      </table:table>
      <text:h text:style-name="Heading_20_3" text:outline-level="3"><text:span text:style-name="Strong_20_Emphasis"><text:span text:style-name="T11">System Requirements</text:span></text:span></text:h>
      <text:list xml:id="list4623876494582600260" text:style-name="L10">
        <text:list-item>
          <text:p text:style-name="P44"><text:span text:style-name="T11">Minimum </text:span><text:span text:style-name="Strong_20_Emphasis"><text:span text:style-name="T11">3 machines (physical or virtual)</text:span></text:span><text:span text:style-name="T11"> connected in a network.</text:span></text:p>
          <text:list>
            <text:list-item>
              <text:p text:style-name="P44"><text:span text:style-name="Strong_20_Emphasis"><text:span text:style-name="T11">1 Master Node</text:span></text:span></text:p>
            </text:list-item>
            <text:list-item>
              <text:p text:style-name="P44"><text:span text:style-name="Strong_20_Emphasis"><text:span text:style-name="T11">2 or more Slave Nodes</text:span></text:span></text:p>
            </text:list-item>
          </text:list>
        </text:list-item>
        <text:list-item>
          <text:p text:style-name="P84">Each node must have:</text:p>
          <text:list>
            <text:list-item>
              <text:p text:style-name="P84">Linux OS (Ubuntu/CentOS)</text:p>
            </text:list-item>
            <text:list-item>
              <text:p text:style-name="P84">Java Installed</text:p>
            </text:list-item>
            <text:list-item>
              <text:p text:style-name="P84">SSH configured for passwordless access</text:p>
            </text:list-item>
          </text:list>
        </text:list-item>
      </text:list>
      <text:h text:style-name="Heading_20_3" text:outline-level="3"><text:span text:style-name="Strong_20_Emphasis"><text:span text:style-name="T11">Steps to Set Up Fully Distributed Mode</text:span></text:span></text:h>
      <text:h text:style-name="Heading_20_4" text:outline-level="4"><text:span text:style-name="Strong_20_Emphasis"><text:span text:style-name="T11">Step 1: Configure Network and SSH</text:span></text:span></text:h>
      <text:list xml:id="list6668721679988316384" text:style-name="L11">
        <text:list-item>
          <text:p text:style-name="P45"><text:span text:style-name="T11">Assign </text:span><text:span text:style-name="Strong_20_Emphasis"><text:span text:style-name="T11">static IPs</text:span></text:span><text:span text:style-name="T11"> and </text:span><text:span text:style-name="Strong_20_Emphasis"><text:span text:style-name="T11">hostnames</text:span></text:span><text:span text:style-name="T11"> for all nodes.<text:line-break/>Example:</text:span></text:p>
          <text:p text:style-name="P24"><text:span text:style-name="Source_20_Text"><text:span text:style-name="T11">master <text:s/>192.168.1.10</text:span></text:span></text:p>
          <text:p text:style-name="P24"><text:span text:style-name="Source_20_Text"><text:span text:style-name="T11">slave1 <text:s/>192.168.1.11</text:span></text:span></text:p>
          <text:p text:style-name="P14"><text:span text:style-name="Source_20_Text"><text:span text:style-name="T11">slave2 <text:s/>192.168.1.12</text:span></text:span></text:p>
        </text:list-item>
        <text:list-item>
          <text:p text:style-name="P45"><text:span text:style-name="T11">Edit </text:span><text:span text:style-name="Source_20_Text"><text:span text:style-name="T11">/etc/hosts</text:span></text:span><text:span text:style-name="T11"> on all nodes to include the above lines.</text:span></text:p>
        </text:list-item>
        <text:list-item>
          <text:p text:style-name="P45"><text:span text:style-name="T11">On the </text:span><text:span text:style-name="Strong_20_Emphasis"><text:span text:style-name="T11">master node</text:span></text:span><text:span text:style-name="T11">, enable </text:span><text:span text:style-name="Strong_20_Emphasis"><text:span text:style-name="T11">passwordless SSH</text:span></text:span><text:span text:style-name="T11"> to all slaves:</text:span></text:p>
          <text:p text:style-name="P24"><text:span text:style-name="Source_20_Text"><text:span text:style-name="T11">ssh-keygen -t rsa -P ""</text:span></text:span></text:p>
          <text:p text:style-name="P24"><text:span text:style-name="Source_20_Text"><text:span text:style-name="T11">ssh-copy-id slave1</text:span></text:span></text:p>
          <text:p text:style-name="P14"><text:span text:style-name="Source_20_Text"><text:span text:style-name="T11">ssh-copy-id slave2</text:span></text:span></text:p>
        </text:list-item>
      </text:list>
      <text:h text:style-name="Heading_20_4" text:outline-level="4"><text:span text:style-name="Strong_20_Emphasis"><text:span text:style-name="T11">Step 2: Install Java and Hadoop on All Nodes</text:span></text:span></text:h>
      <text:list xml:id="list1974799598319269024" text:style-name="L12">
        <text:list-item>
          <text:p text:style-name="P85">Install Java:</text:p>
          <text:p text:style-name="P15"><text:soft-page-break/><text:span text:style-name="Source_20_Text"><text:span text:style-name="T11">sudo apt install openjdk-8-jdk -y</text:span></text:span></text:p>
        </text:list-item>
        <text:list-item>
          <text:p text:style-name="P46"><text:span text:style-name="T11">Download and extract Hadoop on </text:span><text:span text:style-name="Strong_20_Emphasis"><text:span text:style-name="T11">each node:</text:span></text:span></text:p>
          <text:p text:style-name="P25"><text:span text:style-name="Source_20_Text"><text:span text:style-name="T11">wget https://downloads.apache.org/hadoop/common/hadoop-x.x.x/hadoop-x.x.x.tar.gz</text:span></text:span></text:p>
          <text:p text:style-name="P25"><text:span text:style-name="Source_20_Text"><text:span text:style-name="T11">tar -xvzf hadoop-x.x.x.tar.gz</text:span></text:span></text:p>
          <text:p text:style-name="P15"><text:span text:style-name="Source_20_Text"><text:span text:style-name="T11">sudo mv hadoop-x.x.x /usr/local/hadoop</text:span></text:span></text:p>
        </text:list-item>
        <text:list-item>
          <text:p text:style-name="P46"><text:span text:style-name="T11">Set Hadoop environment variables in </text:span><text:span text:style-name="Source_20_Text"><text:span text:style-name="T11">~/.bashrc</text:span></text:span><text:span text:style-name="T11"> (on all nodes):</text:span></text:p>
          <text:p text:style-name="P25"><text:span text:style-name="Source_20_Text"><text:span text:style-name="T11">export HADOOP_HOME=/usr/local/hadoop</text:span></text:span></text:p>
          <text:p text:style-name="P15"><text:span text:style-name="Source_20_Text"><text:span text:style-name="T11">export PATH=$PATH:$HADOOP_HOME/bin:$HADOOP_HOME/sbin</text:span></text:span></text:p>
          <text:p text:style-name="P85">Then apply:</text:p>
          <text:p text:style-name="P15"><text:span text:style-name="Source_20_Text"><text:span text:style-name="T11">source ~/.bashrc</text:span></text:span></text:p>
        </text:list-item>
      </text:list>
      <text:h text:style-name="Heading_20_4" text:outline-level="4"><text:span text:style-name="Strong_20_Emphasis"><text:span text:style-name="T11">Step 3: Configure Hadoop Files (on Master Node)</text:span></text:span></text:h>
      <text:p text:style-name="Text_20_body"><text:span text:style-name="T11">Edit configuration files in </text:span><text:span text:style-name="Source_20_Text"><text:span text:style-name="T11">$HADOOP_HOME/etc/hadoop/</text:span></text:span></text:p>
      <text:p text:style-name="Text_20_body"><text:span text:style-name="Strong_20_Emphasis"><text:span text:style-name="T11">a. core-site.xml</text:span></text:span></text:p>
      <text:p text:style-name="P5"><text:span text:style-name="Source_20_Text"><text:span text:style-name="T11">&lt;configuration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fs.defaultFS&lt;/name&gt;</text:span></text:span></text:p>
      <text:p text:style-name="P5"><text:span text:style-name="Source_20_Text"><text:span text:style-name="T11"><text:s text:c="4"/>&lt;value&gt;hdfs://master:9000&lt;/value&gt;</text:span></text:span></text:p>
      <text:p text:style-name="P5"><text:span text:style-name="Source_20_Text"><text:span text:style-name="T11"><text:s text:c="2"/>&lt;/property&gt;</text:span></text:span></text:p>
      <text:p text:style-name="P6"><text:span text:style-name="Source_20_Text"><text:span text:style-name="T11">&lt;/configuration&gt;</text:span></text:span></text:p>
      <text:p text:style-name="Text_20_body"><text:span text:style-name="Strong_20_Emphasis"><text:span text:style-name="T11">b. hdfs-site.xml</text:span></text:span></text:p>
      <text:p text:style-name="P5"><text:span text:style-name="Source_20_Text"><text:span text:style-name="T11">&lt;configuration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dfs.replication&lt;/name&gt;</text:span></text:span></text:p>
      <text:p text:style-name="P5"><text:span text:style-name="Source_20_Text"><text:span text:style-name="T11"><text:s text:c="4"/>&lt;value&gt;2&lt;/value&gt;</text:span></text:span></text:p>
      <text:p text:style-name="P5"><text:span text:style-name="Source_20_Text"><text:span text:style-name="T11"><text:s text:c="2"/>&lt;/property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dfs.namenode.name.dir&lt;/name&gt;</text:span></text:span></text:p>
      <text:p text:style-name="P5"><text:span text:style-name="Source_20_Text"><text:span text:style-name="T11"><text:s text:c="4"/>&lt;value&gt;file:/usr/local/hadoop/hdfs/namenode&lt;/value&gt;</text:span></text:span></text:p>
      <text:p text:style-name="P5"><text:span text:style-name="Source_20_Text"><text:span text:style-name="T11"><text:s text:c="2"/>&lt;/property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dfs.datanode.data.dir&lt;/name&gt;</text:span></text:span></text:p>
      <text:p text:style-name="P5"><text:span text:style-name="Source_20_Text"><text:span text:style-name="T11"><text:s text:c="4"/>&lt;value&gt;file:/usr/local/hadoop/hdfs/datanode&lt;/value&gt;</text:span></text:span></text:p>
      <text:p text:style-name="P5"><text:span text:style-name="Source_20_Text"><text:span text:style-name="T11"><text:s text:c="2"/>&lt;/property&gt;</text:span></text:span></text:p>
      <text:p text:style-name="P6"><text:span text:style-name="Source_20_Text"><text:span text:style-name="T11">&lt;/configuration&gt;</text:span></text:span></text:p>
      <text:p text:style-name="Text_20_body"><text:span text:style-name="Strong_20_Emphasis"><text:span text:style-name="T11">c. mapred-site.xml</text:span></text:span></text:p>
      <text:p text:style-name="P5"><text:span text:style-name="Source_20_Text"><text:span text:style-name="T11">&lt;configuration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mapreduce.framework.name&lt;/name&gt;</text:span></text:span></text:p>
      <text:p text:style-name="P5"><text:span text:style-name="Source_20_Text"><text:span text:style-name="T11"><text:s text:c="4"/>&lt;value&gt;yarn&lt;/value&gt;</text:span></text:span></text:p>
      <text:p text:style-name="P5"><text:span text:style-name="Source_20_Text"><text:span text:style-name="T11"><text:s text:c="2"/>&lt;/property&gt;</text:span></text:span></text:p>
      <text:p text:style-name="P6"><text:span text:style-name="Source_20_Text"><text:span text:style-name="T11">&lt;/configuration&gt;</text:span></text:span></text:p>
      <text:p text:style-name="Text_20_body"><text:soft-page-break/><text:span text:style-name="Strong_20_Emphasis"><text:span text:style-name="T11">d. yarn-site.xml</text:span></text:span></text:p>
      <text:p text:style-name="P5"><text:span text:style-name="Source_20_Text"><text:span text:style-name="T11">&lt;configuration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yarn.resourcemanager.hostname&lt;/name&gt;</text:span></text:span></text:p>
      <text:p text:style-name="P5"><text:span text:style-name="Source_20_Text"><text:span text:style-name="T11"><text:s text:c="4"/>&lt;value&gt;master&lt;/value&gt;</text:span></text:span></text:p>
      <text:p text:style-name="P5"><text:span text:style-name="Source_20_Text"><text:span text:style-name="T11"><text:s text:c="2"/>&lt;/property&gt;</text:span></text:span></text:p>
      <text:p text:style-name="P5"><text:span text:style-name="Source_20_Text"><text:span text:style-name="T11"><text:s text:c="2"/>&lt;property&gt;</text:span></text:span></text:p>
      <text:p text:style-name="P5"><text:span text:style-name="Source_20_Text"><text:span text:style-name="T11"><text:s text:c="4"/>&lt;name&gt;yarn.nodemanager.aux-services&lt;/name&gt;</text:span></text:span></text:p>
      <text:p text:style-name="P5"><text:span text:style-name="Source_20_Text"><text:span text:style-name="T11"><text:s text:c="4"/>&lt;value&gt;mapreduce_shuffle&lt;/value&gt;</text:span></text:span></text:p>
      <text:p text:style-name="P5"><text:span text:style-name="Source_20_Text"><text:span text:style-name="T11"><text:s text:c="2"/>&lt;/property&gt;</text:span></text:span></text:p>
      <text:p text:style-name="P6"><text:span text:style-name="Source_20_Text"><text:span text:style-name="T11">&lt;/configuration&gt;</text:span></text:span></text:p>
      <text:p text:style-name="Text_20_body"><text:span text:style-name="Strong_20_Emphasis"><text:span text:style-name="T11">e. slaves file</text:span></text:span><text:span text:style-name="T11"><text:line-break/>In </text:span><text:span text:style-name="Source_20_Text"><text:span text:style-name="T11">$HADOOP_HOME/etc/hadoop/slaves</text:span></text:span><text:span text:style-name="T11"> (or </text:span><text:span text:style-name="Source_20_Text"><text:span text:style-name="T11">workers</text:span></text:span><text:span text:style-name="T11"> in newer versions), list all slave hostnames:</text:span></text:p>
      <text:p text:style-name="P5"><text:span text:style-name="Source_20_Text"><text:span text:style-name="T11">slave1</text:span></text:span></text:p>
      <text:p text:style-name="P6"><text:span text:style-name="Source_20_Text"><text:span text:style-name="T11">slave2</text:span></text:span></text:p>
      <text:p text:style-name="Text_20_body"><text:span text:style-name="T11">Then copy the entire Hadoop folder from the </text:span><text:span text:style-name="Strong_20_Emphasis"><text:span text:style-name="T11">master</text:span></text:span><text:span text:style-name="T11"> to </text:span><text:span text:style-name="Strong_20_Emphasis"><text:span text:style-name="T11">slave1</text:span></text:span><text:span text:style-name="T11"> and </text:span><text:span text:style-name="Strong_20_Emphasis"><text:span text:style-name="T11">slave2</text:span></text:span><text:span text:style-name="T11"> using:</text:span></text:p>
      <text:p text:style-name="P5"><text:span text:style-name="Source_20_Text"><text:span text:style-name="T11">scp -r /usr/local/hadoop slave1:/usr/local/</text:span></text:span></text:p>
      <text:p text:style-name="P6"><text:span text:style-name="Source_20_Text"><text:span text:style-name="T11">scp -r /usr/local/hadoop slave2:/usr/local/</text:span></text:span></text:p>
      <text:h text:style-name="Heading_20_4" text:outline-level="4"><text:span text:style-name="Strong_20_Emphasis"><text:span text:style-name="T11">Step 4: Format the Namenode</text:span></text:span></text:h>
      <text:p text:style-name="P77">(On the Master node)</text:p>
      <text:p text:style-name="P6"><text:span text:style-name="Source_20_Text"><text:span text:style-name="T11">hdfs namenode -format</text:span></text:span></text:p>
      <text:h text:style-name="Heading_20_4" text:outline-level="4"><text:span text:style-name="Strong_20_Emphasis"><text:span text:style-name="T11">Step 5: Start Hadoop Cluster</text:span></text:span></text:h>
      <text:p text:style-name="P77">(On the Master node)</text:p>
      <text:p text:style-name="P5"><text:span text:style-name="Source_20_Text"><text:span text:style-name="T11">start-dfs.sh</text:span></text:span></text:p>
      <text:p text:style-name="P6"><text:span text:style-name="Source_20_Text"><text:span text:style-name="T11">start-yarn.sh</text:span></text:span></text:p>
      <text:h text:style-name="Heading_20_4" text:outline-level="4"><text:span text:style-name="Strong_20_Emphasis"><text:span text:style-name="T11">Step 6: Verify the Cluster</text:span></text:span></text:h>
      <text:p text:style-name="P77">Check all running Hadoop daemons using:</text:p>
      <text:p text:style-name="P6"><text:span text:style-name="Source_20_Text"><text:span text:style-name="T11">jps</text:span></text:span></text:p>
      <text:p text:style-name="Text_20_body"><text:span text:style-name="Strong_20_Emphasis"><text:span text:style-name="T11">On Master Node:</text:span></text:span></text:p>
      <text:list xml:id="list1380328842850897127" text:style-name="L13">
        <text:list-item>
          <text:p text:style-name="P86">NameNode</text:p>
        </text:list-item>
        <text:list-item>
          <text:p text:style-name="P86">ResourceManager</text:p>
        </text:list-item>
        <text:list-item>
          <text:p text:style-name="P86">SecondaryNameNode</text:p>
        </text:list-item>
      </text:list>
      <text:p text:style-name="Text_20_body"><text:span text:style-name="Strong_20_Emphasis"><text:span text:style-name="T11">On Slave Nodes:</text:span></text:span></text:p>
      <text:list xml:id="list122297238638530065" text:style-name="L14">
        <text:list-item>
          <text:p text:style-name="P87">DataNode</text:p>
        </text:list-item>
        <text:list-item>
          <text:p text:style-name="P87">NodeManager</text:p>
        </text:list-item>
      </text:list>
      <text:h text:style-name="Heading_20_4" text:outline-level="4"><text:soft-page-break/><text:span text:style-name="Strong_20_Emphasis"><text:span text:style-name="T11">Step 7: Access Hadoop Web Interfaces</text:span></text:span></text:h>
      <text:list xml:id="list3855390577763243854" text:style-name="L15">
        <text:list-item>
          <text:p text:style-name="P47"><text:span text:style-name="Strong_20_Emphasis"><text:span text:style-name="T11">NameNode UI:</text:span></text:span><text:span text:style-name="T11"> http://master:9870</text:span></text:p>
        </text:list-item>
        <text:list-item>
          <text:p text:style-name="P47"><text:span text:style-name="Strong_20_Emphasis"><text:span text:style-name="T11">ResourceManager UI:</text:span></text:span><text:span text:style-name="T11"> http://master:8088</text:span></text:p>
        </text:list-item>
      </text:list>
      <text:h text:style-name="Heading_20_4" text:outline-level="4"><text:span text:style-name="Strong_20_Emphasis"><text:span text:style-name="T11">Step 8: Test Hadoop Cluster</text:span></text:span></text:h>
      <text:p text:style-name="P5"><text:span text:style-name="Source_20_Text"><text:span text:style-name="T11">hdfs dfs -mkdir /input</text:span></text:span></text:p>
      <text:p text:style-name="P5"><text:span text:style-name="Source_20_Text"><text:span text:style-name="T11">hdfs dfs -copyFromLocal $HADOOP_HOME/etc/hadoop/*.xml /input</text:span></text:span></text:p>
      <text:p text:style-name="P5"><text:span text:style-name="Source_20_Text"><text:span text:style-name="T11">hadoop jar $HADOOP_HOME/share/hadoop/mapreduce/hadoop-mapreduce-examples-x.x.x.jar wordcount /input /output</text:span></text:span></text:p>
      <text:p text:style-name="P6"><text:span text:style-name="Source_20_Text"><text:span text:style-name="T11">hdfs dfs -cat /output/part-r-00000</text:span></text:span></text:p>
      <text:p text:style-name="Text_20_body"><text:span text:style-name="T11"><text:s/>If you see word count results — Hadoop is successfully running in </text:span><text:span text:style-name="Strong_20_Emphasis"><text:span text:style-name="T11">Fully Distributed Mode</text:span></text:span><text:span text:style-name="T11">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text:span text:style-name="T15">4.</text:span><text:span text:style-name="Strong_20_Emphasis"><text:span text:style-name="T2"> </text:span></text:span><text:span text:style-name="Strong_20_Emphasis"><text:span text:style-name="T5">Prototype Designing</text:span></text:span></text:p>
      <text:h text:style-name="P4" text:outline-level="3"><text:span text:style-name="Strong_20_Emphasis"><text:span text:style-name="T16">=&gt; Introduction</text:span></text:span></text:h>
      <text:p text:style-name="Text_20_body"><text:span text:style-name="Strong_20_Emphasis"><text:span text:style-name="T11">Prototype Designing</text:span></text:span><text:span text:style-name="T11"> is the process of creating an early </text:span><text:span text:style-name="Strong_20_Emphasis"><text:span text:style-name="T11">model or sample</text:span></text:span><text:span text:style-name="T11"> of a system, application, or environment to </text:span><text:span text:style-name="Strong_20_Emphasis"><text:span text:style-name="T11">visualize, test, and validate</text:span></text:span><text:span text:style-name="T11"> how it will work before full implementation.</text:span></text:p>
      <text:p text:style-name="Text_20_body"><text:span text:style-name="T11">In Hadoop or Big Data environments, prototype design helps in </text:span><text:span text:style-name="Strong_20_Emphasis"><text:span text:style-name="T11">understanding cluster setup, data flow, and component interaction</text:span></text:span><text:span text:style-name="T11"> before deploying the full system.</text:span></text:p>
      <text:h text:style-name="Heading_20_3" text:outline-level="3"><text:span text:style-name="Strong_20_Emphasis"><text:span text:style-name="T11">Purpose of Prototype Designing</text:span></text:span></text:h>
      <text:list xml:id="list356435575453152269" text:style-name="L16">
        <text:list-item>
          <text:p text:style-name="P48"><text:span text:style-name="T11">To </text:span><text:span text:style-name="Strong_20_Emphasis"><text:span text:style-name="T11">demonstrate system functionality</text:span></text:span><text:span text:style-name="T11"> before actual implementation.</text:span></text:p>
        </text:list-item>
        <text:list-item>
          <text:p text:style-name="P48"><text:span text:style-name="T11">To </text:span><text:span text:style-name="Strong_20_Emphasis"><text:span text:style-name="T11">identify design flaws or performance issues</text:span></text:span><text:span text:style-name="T11"> early.</text:span></text:p>
        </text:list-item>
        <text:list-item>
          <text:p text:style-name="P48"><text:span text:style-name="T11">To </text:span><text:span text:style-name="Strong_20_Emphasis"><text:span text:style-name="T11">collect feedback</text:span></text:span><text:span text:style-name="T11"> from users or developers.</text:span></text:p>
        </text:list-item>
        <text:list-item>
          <text:p text:style-name="P48"><text:span text:style-name="T11">To </text:span><text:span text:style-name="Strong_20_Emphasis"><text:span text:style-name="T11">save time and cost</text:span></text:span><text:span text:style-name="T11"> by avoiding rework after final deployment.</text:span></text:p>
        </text:list-item>
      </text:list>
      <text:h text:style-name="Heading_20_3" text:outline-level="3"><text:span text:style-name="Strong_20_Emphasis"><text:span text:style-name="T11">Types of Prototypes</text:span></text:span></text:h>
      <text:list xml:id="list2574145930208140468" text:style-name="L17">
        <text:list-item>
          <text:p text:style-name="P49"><text:span text:style-name="Strong_20_Emphasis"><text:span text:style-name="T11">Low-Fidelity Prototype:</text:span></text:span></text:p>
          <text:list>
            <text:list-item>
              <text:p text:style-name="P88">Simple sketches or diagrams (paper-based or digital mockups).</text:p>
            </text:list-item>
            <text:list-item>
              <text:p text:style-name="P88">Used for initial planning and conceptual understanding.</text:p>
            </text:list-item>
            <text:list-item>
              <text:p text:style-name="P88">Example: Diagram showing NameNode–DataNode interaction.</text:p>
            </text:list-item>
          </text:list>
        </text:list-item>
        <text:list-item>
          <text:p text:style-name="P49"><text:span text:style-name="Strong_20_Emphasis"><text:span text:style-name="T11">High-Fidelity Prototype:</text:span></text:span></text:p>
          <text:list>
            <text:list-item>
              <text:p text:style-name="P88">A working model that resembles the actual system.</text:p>
            </text:list-item>
            <text:list-item>
              <text:p text:style-name="P88">Includes software setup and partial functionality.</text:p>
            </text:list-item>
            <text:list-item>
              <text:p text:style-name="P88">Example: A running single-node Hadoop setup demonstrating file storage and MapReduce operation.</text:p>
            </text:list-item>
          </text:list>
        </text:list-item>
      </text:list>
      <text:h text:style-name="Heading_20_3" text:outline-level="3"><text:span text:style-name="Strong_20_Emphasis"><text:span text:style-name="T11">Steps in Prototype Designing</text:span></text:span></text:h>
      <text:h text:style-name="Heading_20_4" text:outline-level="4"><text:span text:style-name="Strong_20_Emphasis"><text:span text:style-name="T11">Step 1: Requirement Analysis</text:span></text:span></text:h>
      <text:list xml:id="list5372898310467441041" text:style-name="L18">
        <text:list-item>
          <text:p text:style-name="P89">Identify user and system requirements.</text:p>
        </text:list-item>
        <text:list-item>
          <text:p text:style-name="P89">Understand what needs to be demonstrated (e.g., data storage, processing, ecosystem tools).</text:p>
        </text:list-item>
      </text:list>
      <text:h text:style-name="Heading_20_4" text:outline-level="4"><text:span text:style-name="Strong_20_Emphasis"><text:span text:style-name="T11">Step 2: Design the Architecture</text:span></text:span></text:h>
      <text:list xml:id="list4930876957077757020" text:style-name="L19">
        <text:list-item>
          <text:p text:style-name="P50"><text:span text:style-name="T11">Create a </text:span><text:span text:style-name="Strong_20_Emphasis"><text:span text:style-name="T11">system architecture diagram</text:span></text:span><text:span text:style-name="T11"> showing all components:</text:span></text:p>
          <text:list>
            <text:list-item>
              <text:p text:style-name="P90">NameNode, DataNode, ResourceManager, NodeManager, etc.</text:p>
            </text:list-item>
          </text:list>
        </text:list-item>
        <text:list-item>
          <text:p text:style-name="P90">Define how data flows between Hadoop components.</text:p>
        </text:list-item>
      </text:list>
      <text:h text:style-name="Heading_20_4" text:outline-level="4"><text:span text:style-name="Strong_20_Emphasis"><text:span text:style-name="T11">Step 3: Create the Prototype</text:span></text:span></text:h>
      <text:list xml:id="list405981602590064243" text:style-name="L20">
        <text:list-item>
          <text:p text:style-name="P51"><text:span text:style-name="T11">Set up a </text:span><text:span text:style-name="Strong_20_Emphasis"><text:span text:style-name="T11">small-scale Hadoop environment</text:span></text:span><text:span text:style-name="T11"> (e.g., pseudo-distributed mode).</text:span></text:p>
        </text:list-item>
        <text:list-item>
          <text:p text:style-name="P91">Configure essential components:</text:p>
          <text:list>
            <text:list-item>
              <text:p text:style-name="P91"><text:soft-page-break/>HDFS for storage</text:p>
            </text:list-item>
            <text:list-item>
              <text:p text:style-name="P91">YARN for resource management</text:p>
            </text:list-item>
            <text:list-item>
              <text:p text:style-name="P91">MapReduce for processing</text:p>
            </text:list-item>
          </text:list>
        </text:list-item>
        <text:list-item>
          <text:p text:style-name="P91">Optionally, include one or two ecosystem tools (like Hive or Pig).</text:p>
        </text:list-item>
      </text:list>
      <text:h text:style-name="Heading_20_4" text:outline-level="4"><text:span text:style-name="Strong_20_Emphasis"><text:span text:style-name="T11">Step 4: Test the Prototype</text:span></text:span></text:h>
      <text:list xml:id="list5486888978974450273" text:style-name="L21">
        <text:list-item>
          <text:p text:style-name="P92">Run sample jobs like:</text:p>
          <text:p text:style-name="P16"><text:span text:style-name="Source_20_Text"><text:span text:style-name="T11">hadoop jar hadoop-mapreduce-examples-x.x.x.jar wordcount /input /output</text:span></text:span></text:p>
        </text:list-item>
        <text:list-item>
          <text:p text:style-name="P92">Check output and system logs to verify performance.</text:p>
        </text:list-item>
      </text:list>
      <text:h text:style-name="Heading_20_4" text:outline-level="4"><text:span text:style-name="Strong_20_Emphasis"><text:span text:style-name="T11">Step 5: Evaluate and Improve</text:span></text:span></text:h>
      <text:list xml:id="list431188588591395880" text:style-name="L22">
        <text:list-item>
          <text:p text:style-name="P93">Gather user or peer feedback.</text:p>
        </text:list-item>
        <text:list-item>
          <text:p text:style-name="P93">Modify configurations or add missing features.</text:p>
        </text:list-item>
        <text:list-item>
          <text:p text:style-name="P93">Finalize the design for full-scale implementation.</text:p>
        </text:list-item>
      </text:list>
      <text:h text:style-name="Heading_20_3" text:outline-level="3"><text:span text:style-name="Strong_20_Emphasis"><text:span text:style-name="T11">Tools Used</text:span></text:span></text:h>
      <text:list xml:id="list4477976106731821221" text:style-name="L23">
        <text:list-item>
          <text:p text:style-name="P52"><text:span text:style-name="Strong_20_Emphasis"><text:span text:style-name="T11">VMware Workstation</text:span></text:span><text:span text:style-name="T11"> – for creating virtual environments.</text:span></text:p>
        </text:list-item>
        <text:list-item>
          <text:p text:style-name="P52"><text:span text:style-name="Strong_20_Emphasis"><text:span text:style-name="T11">Linux OS (Ubuntu/CentOS)</text:span></text:span><text:span text:style-name="T11"> – base platform for Hadoop.</text:span></text:p>
        </text:list-item>
        <text:list-item>
          <text:p text:style-name="P52"><text:span text:style-name="Strong_20_Emphasis"><text:span text:style-name="T11">Hadoop Framework</text:span></text:span><text:span text:style-name="T11"> – to demonstrate distributed data storage and processing.</text:span></text:p>
        </text:list-item>
        <text:list-item>
          <text:p text:style-name="P52"><text:span text:style-name="Strong_20_Emphasis"><text:span text:style-name="T11">Ecosystem Tools</text:span></text:span><text:span text:style-name="T11"> – Hive, Pig, HBase (optional for advanced prototype).</text:span></text:p>
        </text:list-item>
      </text:list>
      <text:h text:style-name="Heading_20_3" text:outline-level="3"><text:span text:style-name="Strong_20_Emphasis"><text:span text:style-name="T11">Outcome</text:span></text:span></text:h>
      <text:p text:style-name="Text_20_body"><text:span text:style-name="T11">After prototype designing, you get a </text:span><text:span text:style-name="Strong_20_Emphasis"><text:span text:style-name="T11">functional small-scale model</text:span></text:span><text:span text:style-name="T11"> of a Hadoop system that:</text:span></text:p>
      <text:list xml:id="list8439360878446033978" text:style-name="L24">
        <text:list-item>
          <text:p text:style-name="P94">Shows how Hadoop stores and processes data.</text:p>
        </text:list-item>
        <text:list-item>
          <text:p text:style-name="P94">Helps visualize the working of HDFS, MapReduce, and YARN.</text:p>
        </text:list-item>
        <text:list-item>
          <text:p text:style-name="P53"><text:span text:style-name="T11">Serves as a </text:span><text:span text:style-name="Strong_20_Emphasis"><text:span text:style-name="T11">blueprint</text:span></text:span><text:span text:style-name="T11"> for deploying a larger, fully distributed cluster.</text:span></text:p>
        </text:list-item>
      </text:list>
      <text:h text:style-name="Heading_20_3" text:outline-level="3"><text:span text:style-name="Strong_20_Emphasis"><text:span text:style-name="T11">Diagram (Example for File or Slide)</text:span></text:span></text:h>
      <text:p text:style-name="P5"><text:span text:style-name="Source_20_Text"><text:span text:style-name="T9"><text:s text:c="10"/>+---------------------------+</text:span></text:span></text:p>
      <text:p text:style-name="P5"><text:span text:style-name="Source_20_Text"><text:span text:style-name="T9"><text:s text:c="10"/>| <text:s text:c="7"/>Master Node <text:s text:c="7"/>|</text:span></text:span></text:p>
      <text:p text:style-name="P5"><text:span text:style-name="Source_20_Text"><text:span text:style-name="T9"><text:s text:c="10"/>|---------------------------|</text:span></text:span></text:p>
      <text:p text:style-name="P5"><text:span text:style-name="Source_20_Text"><text:span text:style-name="T9"><text:s text:c="10"/>| NameNode | ResourceManager|</text:span></text:span></text:p>
      <text:p text:style-name="P5"><text:span text:style-name="Source_20_Text"><text:span text:style-name="T9"><text:s text:c="10"/>+-----------+---------------+</text:span></text:span></text:p>
      <text:p text:style-name="P5"><text:span text:style-name="Source_20_Text"><text:span text:style-name="T9"><text:s text:c="22"/>|</text:span></text:span></text:p>
      <text:p text:style-name="P5"><text:span text:style-name="Source_20_Text"><text:span text:style-name="T9"><text:s text:c="22"/>|</text:span></text:span></text:p>
      <text:p text:style-name="P5"><text:span text:style-name="Source_20_Text"><text:span text:style-name="T9"><text:s text:c="5"/>+----------------+----------------+</text:span></text:span></text:p>
      <text:p text:style-name="P5"><text:span text:style-name="Source_20_Text"><text:span text:style-name="T9"><text:s text:c="5"/>| <text:s text:c="32"/>|</text:span></text:span></text:p>
      <text:p text:style-name="P5"><text:span text:style-name="Source_20_Text"><text:span text:style-name="T9">+-----------+ <text:s text:c="18"/>+-----------+</text:span></text:span></text:p>
      <text:p text:style-name="P5"><text:span text:style-name="Source_20_Text"><text:span text:style-name="T9">| <text:s/>Slave 1 <text:s/>| <text:s text:c="18"/>| <text:s/>Slave 2 <text:s/>|</text:span></text:span></text:p>
      <text:p text:style-name="P5"><text:span text:style-name="Source_20_Text"><text:span text:style-name="T9">| DataNode <text:s/>| <text:s text:c="18"/>| DataNode <text:s/>|</text:span></text:span></text:p>
      <text:p text:style-name="P5"><text:span text:style-name="Source_20_Text"><text:span text:style-name="T9">| NodeMgr <text:s text:c="2"/>| <text:s text:c="18"/>| NodeMgr <text:s text:c="2"/>|</text:span></text:span></text:p>
      <text:p text:style-name="P6"><text:span text:style-name="Source_20_Text"><text:span text:style-name="T9">+-----------+ <text:s text:c="18"/>+-----------+</text:span></text:span></text:p>
      <text:p text:style-name="Standard"><text:soft-page-break/><text:span text:style-name="Strong_20_Emphasis"><text:span text:style-name="T13">5. </text:span></text:span><text:span text:style-name="Strong_20_Emphasis"><text:span text:style-name="T6">Simulation based implementation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12">=&gt; <text:s/></text:span></text:span><text:span text:style-name="Strong_20_Emphasis"><text:span text:style-name="T11">Introduction</text:span></text:span></text:p>
      <text:p text:style-name="Text_20_body"><text:span text:style-name="Strong_20_Emphasis"><text:span text:style-name="T11">Simulation-Based Implementation</text:span></text:span><text:span text:style-name="T11"> is the process of creating a </text:span><text:span text:style-name="Strong_20_Emphasis"><text:span text:style-name="T11">virtual or simulated environment</text:span></text:span><text:span text:style-name="T11"> to </text:span><text:span text:style-name="Strong_20_Emphasis"><text:span text:style-name="T11">test, analyze, and understand</text:span></text:span><text:span text:style-name="T11"> how a real system works — without deploying it on large-scale physical infrastructure.</text:span></text:p>
      <text:p text:style-name="Text_20_body"><text:span text:style-name="T11">In the case of </text:span><text:span text:style-name="Strong_20_Emphasis"><text:span text:style-name="T11">Hadoop</text:span></text:span><text:span text:style-name="T11">, simulation helps you </text:span><text:span text:style-name="Strong_20_Emphasis"><text:span text:style-name="T11">observe the working of its distributed components</text:span></text:span><text:span text:style-name="T11"> (HDFS, MapReduce, and YARN) using </text:span><text:span text:style-name="Strong_20_Emphasis"><text:span text:style-name="T11">virtual machines (VMs)</text:span></text:span><text:span text:style-name="T11"> instead of real servers.</text:span></text:p>
      <text:h text:style-name="Heading_20_3" text:outline-level="3"><text:span text:style-name="Strong_20_Emphasis"><text:span text:style-name="T11">Purpose</text:span></text:span></text:h>
      <text:list xml:id="list1964558285562974343" text:style-name="L25">
        <text:list-item>
          <text:p text:style-name="P54"><text:span text:style-name="T11">To </text:span><text:span text:style-name="Strong_20_Emphasis"><text:span text:style-name="T11">imitate real-world Hadoop cluster behavior</text:span></text:span><text:span text:style-name="T11"> in a controlled environment.</text:span></text:p>
        </text:list-item>
        <text:list-item>
          <text:p text:style-name="P54"><text:span text:style-name="T11">To </text:span><text:span text:style-name="Strong_20_Emphasis"><text:span text:style-name="T11">study the interaction</text:span></text:span><text:span text:style-name="T11"> between master and slave nodes.</text:span></text:p>
        </text:list-item>
        <text:list-item>
          <text:p text:style-name="P54"><text:span text:style-name="T11">To </text:span><text:span text:style-name="Strong_20_Emphasis"><text:span text:style-name="T11">analyze data processing, fault tolerance, and resource management</text:span></text:span><text:span text:style-name="T11">.</text:span></text:p>
        </text:list-item>
        <text:list-item>
          <text:p text:style-name="P54"><text:span text:style-name="T11">To </text:span><text:span text:style-name="Strong_20_Emphasis"><text:span text:style-name="T11">reduce cost and hardware dependency</text:span></text:span><text:span text:style-name="T11"> during learning or testing.</text:span></text:p>
        </text:list-item>
      </text:list>
      <text:h text:style-name="Heading_20_3" text:outline-level="3"><text:span text:style-name="Strong_20_Emphasis"><text:span text:style-name="T11">Concept</text:span></text:span></text:h>
      <text:p text:style-name="Text_20_body"><text:span text:style-name="T11">Simulation in Hadoop setup means creating a </text:span><text:span text:style-name="Strong_20_Emphasis"><text:span text:style-name="T11">virtual cluster</text:span></text:span><text:span text:style-name="T11"> using tools like </text:span><text:span text:style-name="Strong_20_Emphasis"><text:span text:style-name="T11">VMware</text:span></text:span><text:span text:style-name="T11"> or </text:span><text:span text:style-name="Strong_20_Emphasis"><text:span text:style-name="T11">VirtualBox</text:span></text:span><text:span text:style-name="T11">, where:</text:span></text:p>
      <text:list xml:id="list8088029775065584689" text:style-name="L26">
        <text:list-item>
          <text:p text:style-name="P55"><text:span text:style-name="T11">Each </text:span><text:span text:style-name="Strong_20_Emphasis"><text:span text:style-name="T11">VM</text:span></text:span><text:span text:style-name="T11"> acts as a </text:span><text:span text:style-name="Strong_20_Emphasis"><text:span text:style-name="T11">node</text:span></text:span><text:span text:style-name="T11"> (Master or Slave).</text:span></text:p>
        </text:list-item>
        <text:list-item>
          <text:p text:style-name="P55"><text:span text:style-name="T11">All nodes communicate through </text:span><text:span text:style-name="Strong_20_Emphasis"><text:span text:style-name="T11">network simulation</text:span></text:span><text:span text:style-name="T11">.</text:span></text:p>
        </text:list-item>
        <text:list-item>
          <text:p text:style-name="P55"><text:span text:style-name="T11">Hadoop components like </text:span><text:span text:style-name="Strong_20_Emphasis"><text:span text:style-name="T11">NameNode</text:span></text:span><text:span text:style-name="T11">, </text:span><text:span text:style-name="Strong_20_Emphasis"><text:span text:style-name="T11">DataNode</text:span></text:span><text:span text:style-name="T11">, </text:span><text:span text:style-name="Strong_20_Emphasis"><text:span text:style-name="T11">ResourceManager</text:span></text:span><text:span text:style-name="T11">, and </text:span><text:span text:style-name="Strong_20_Emphasis"><text:span text:style-name="T11">NodeManager</text:span></text:span><text:span text:style-name="T11"> are configured to work as if they are running on different physical servers.</text:span></text:p>
        </text:list-item>
      </text:list>
      <text:h text:style-name="Heading_20_3" text:outline-level="3"><text:span text:style-name="Strong_20_Emphasis"><text:span text:style-name="T11">Steps in Simulation-Based Implementation</text:span></text:span></text:h>
      <text:h text:style-name="Heading_20_4" text:outline-level="4"><text:span text:style-name="Strong_20_Emphasis"><text:span text:style-name="T11">Step 1: Setup Virtual Machines</text:span></text:span></text:h>
      <text:list xml:id="list5703402690044501269" text:style-name="L27">
        <text:list-item>
          <text:p text:style-name="P56"><text:span text:style-name="T11">Use </text:span><text:span text:style-name="Strong_20_Emphasis"><text:span text:style-name="T11">VMware Workstation</text:span></text:span><text:span text:style-name="T11"> to create multiple VMs.</text:span></text:p>
        </text:list-item>
        <text:list-item>
          <text:p text:style-name="P56"><text:span text:style-name="T11">Install </text:span><text:span text:style-name="Strong_20_Emphasis"><text:span text:style-name="T11">Linux (Ubuntu or CentOS)</text:span></text:span><text:span text:style-name="T11"> on each VM.</text:span></text:p>
        </text:list-item>
        <text:list-item>
          <text:p text:style-name="P95">Assign hostnames and IP addresses (e.g., master, slave1, slave2).</text:p>
        </text:list-item>
        <text:list-item>
          <text:p text:style-name="P56"><text:span text:style-name="T11">Enable </text:span><text:span text:style-name="Strong_20_Emphasis"><text:span text:style-name="T11">SSH connectivity</text:span></text:span><text:span text:style-name="T11"> between machines.</text:span></text:p>
        </text:list-item>
      </text:list>
      <text:h text:style-name="Heading_20_4" text:outline-level="4"><text:span text:style-name="Strong_20_Emphasis"><text:span text:style-name="T11">Step 2: Install and Configure Hadoop</text:span></text:span></text:h>
      <text:list xml:id="list6304188336855081838" text:style-name="L28">
        <text:list-item>
          <text:p text:style-name="P57"><text:span text:style-name="T11">Install </text:span><text:span text:style-name="Strong_20_Emphasis"><text:span text:style-name="T11">Java</text:span></text:span><text:span text:style-name="T11"> and </text:span><text:span text:style-name="Strong_20_Emphasis"><text:span text:style-name="T11">Hadoop</text:span></text:span><text:span text:style-name="T11"> on each VM.</text:span></text:p>
        </text:list-item>
        <text:list-item>
          <text:p text:style-name="P57"><text:span text:style-name="T11">Configure core Hadoop files (</text:span><text:span text:style-name="Source_20_Text"><text:span text:style-name="T11">core-site.xml</text:span></text:span><text:span text:style-name="T11">, </text:span><text:span text:style-name="Source_20_Text"><text:span text:style-name="T11">hdfs-site.xml</text:span></text:span><text:span text:style-name="T11">, </text:span><text:span text:style-name="Source_20_Text"><text:span text:style-name="T11">yarn-site.xml</text:span></text:span><text:span text:style-name="T11">, </text:span><text:span text:style-name="Source_20_Text"><text:span text:style-name="T11">mapred-site.xml</text:span></text:span><text:span text:style-name="T11">).</text:span></text:p>
        </text:list-item>
        <text:list-item>
          <text:p text:style-name="P57"><text:span text:style-name="T11">Assign </text:span><text:span text:style-name="Strong_20_Emphasis"><text:span text:style-name="T11">Master Node</text:span></text:span><text:span text:style-name="T11"> and </text:span><text:span text:style-name="Strong_20_Emphasis"><text:span text:style-name="T11">Slave Nodes</text:span></text:span><text:span text:style-name="T11"> using the </text:span><text:span text:style-name="Source_20_Text"><text:span text:style-name="T11">slaves</text:span></text:span><text:span text:style-name="T11"> file.</text:span></text:p>
        </text:list-item>
      </text:list>
      <text:h text:style-name="Heading_20_4" text:outline-level="4"><text:span text:style-name="Strong_20_Emphasis"><text:span text:style-name="T11">Step 3: Simulate Hadoop Cluster Operation</text:span></text:span></text:h>
      <text:list xml:id="list6060346627258070574" text:style-name="L29">
        <text:list-item>
          <text:p text:style-name="P58"><text:span text:style-name="Strong_20_Emphasis"><text:span text:style-name="T11">Format the Namenode:</text:span></text:span></text:p>
          <text:p text:style-name="P17"><text:span text:style-name="Source_20_Text"><text:span text:style-name="T11">hdfs namenode -format</text:span></text:span></text:p>
        </text:list-item>
        <text:list-item>
          <text:p text:style-name="P58"><text:span text:style-name="Strong_20_Emphasis"><text:span text:style-name="T11">Start Hadoop Daemons:</text:span></text:span></text:p>
          <text:p text:style-name="P26"><text:soft-page-break/><text:span text:style-name="Source_20_Text"><text:span text:style-name="T11">start-dfs.sh</text:span></text:span></text:p>
          <text:p text:style-name="P17"><text:span text:style-name="Source_20_Text"><text:span text:style-name="T11">start-yarn.sh</text:span></text:span></text:p>
        </text:list-item>
        <text:list-item>
          <text:p text:style-name="P58"><text:span text:style-name="T11">Each virtual node now acts as part of a </text:span><text:span text:style-name="Strong_20_Emphasis"><text:span text:style-name="T11">simulated Hadoop cluster</text:span></text:span><text:span text:style-name="T11">.</text:span></text:p>
        </text:list-item>
      </text:list>
      <text:h text:style-name="Heading_20_4" text:outline-level="4"><text:span text:style-name="Strong_20_Emphasis"><text:span text:style-name="T11">Step 4: Execute Simulation Tasks</text:span></text:span></text:h>
      <text:list xml:id="list5814185963268359754" text:style-name="L30">
        <text:list-item>
          <text:p text:style-name="P96">Upload data to HDFS:</text:p>
          <text:p text:style-name="P27"><text:span text:style-name="Source_20_Text"><text:span text:style-name="T11">hdfs dfs -mkdir /input</text:span></text:span></text:p>
          <text:p text:style-name="P18"><text:span text:style-name="Source_20_Text"><text:span text:style-name="T11">hdfs dfs -copyFromLocal /home/user/data.txt /input</text:span></text:span></text:p>
        </text:list-item>
        <text:list-item>
          <text:p text:style-name="P96">Run a MapReduce job:</text:p>
          <text:p text:style-name="P18"><text:span text:style-name="Source_20_Text"><text:span text:style-name="T11">hadoop jar hadoop-mapreduce-examples-x.x.x.jar wordcount /input /output</text:span></text:span></text:p>
        </text:list-item>
        <text:list-item>
          <text:p text:style-name="P59"><text:span text:style-name="T11">Observe job execution and resource allocation through Hadoop’s </text:span><text:span text:style-name="Strong_20_Emphasis"><text:span text:style-name="T11">web UI</text:span></text:span><text:span text:style-name="T11">:</text:span></text:p>
          <text:list>
            <text:list-item>
              <text:p text:style-name="P96">NameNode → http://master:9870</text:p>
            </text:list-item>
            <text:list-item>
              <text:p text:style-name="P96">ResourceManager → http://master:8088</text:p>
            </text:list-item>
          </text:list>
        </text:list-item>
      </text:list>
      <text:h text:style-name="Heading_20_4" text:outline-level="4"><text:span text:style-name="Strong_20_Emphasis"><text:span text:style-name="T11">Step 5: Analyze Simulation Results</text:span></text:span></text:h>
      <text:list xml:id="list8950997162047766519" text:style-name="L31">
        <text:list-item>
          <text:p text:style-name="P97">Check task completion, job status, and output results.</text:p>
        </text:list-item>
        <text:list-item>
          <text:p text:style-name="P97">Review Hadoop logs to understand node communication and data replication.</text:p>
        </text:list-item>
        <text:list-item>
          <text:p text:style-name="P60"><text:span text:style-name="T11">Evaluate </text:span><text:span text:style-name="Strong_20_Emphasis"><text:span text:style-name="T11">system performance and scalability</text:span></text:span><text:span text:style-name="T11"> in a simulated environment.</text:span></text:p>
        </text:list-item>
      </text:list>
      <text:h text:style-name="Heading_20_3" text:outline-level="3"><text:span text:style-name="Strong_20_Emphasis"><text:span text:style-name="T11">Advantages</text:span></text:span></text:h>
      <text:p text:style-name="P77">✅ Cost-effective — no need for real servers.<text:line-break/>✅ Safe testing — errors won’t affect a live system.<text:line-break/>✅ Easy configuration and reconfiguration.<text:line-break/>✅ Helps understand real Hadoop operations practically.</text:p>
      <text:h text:style-name="Heading_20_3" text:outline-level="3"><text:span text:style-name="Strong_20_Emphasis"><text:span text:style-name="T11">Tools Used</text:span></text:span></text:h>
      <text:list xml:id="list7114045771764732464" text:style-name="L32">
        <text:list-item>
          <text:p text:style-name="P61"><text:span text:style-name="Strong_20_Emphasis"><text:span text:style-name="T11">VMware Workstation / VirtualBox</text:span></text:span><text:span text:style-name="T11"> – for virtual machines</text:span></text:p>
        </text:list-item>
        <text:list-item>
          <text:p text:style-name="P61"><text:span text:style-name="Strong_20_Emphasis"><text:span text:style-name="T11">Ubuntu / CentOS</text:span></text:span><text:span text:style-name="T11"> – as operating system</text:span></text:p>
        </text:list-item>
        <text:list-item>
          <text:p text:style-name="P61"><text:span text:style-name="Strong_20_Emphasis"><text:span text:style-name="T11">Apache Hadoop</text:span></text:span><text:span text:style-name="T11"> – for simulation of distributed processing</text:span></text:p>
        </text:list-item>
        <text:list-item>
          <text:p text:style-name="P61"><text:span text:style-name="Strong_20_Emphasis"><text:span text:style-name="T11">SSH</text:span></text:span><text:span text:style-name="T11"> – for inter-node communication</text:span></text:p>
        </text:list-item>
      </text:list>
      <text:h text:style-name="Heading_20_3" text:outline-level="3"><text:span text:style-name="Strong_20_Emphasis"><text:span text:style-name="T11">Outcome</text:span></text:span></text:h>
      <text:p text:style-name="Text_20_body"><text:span text:style-name="T11">After simulation-based implementation, you achieve a </text:span><text:span text:style-name="Strong_20_Emphasis"><text:span text:style-name="T11">virtual Hadoop cluster</text:span></text:span><text:span text:style-name="T11"> that:</text:span></text:p>
      <text:list xml:id="list6367434531720070354" text:style-name="L33">
        <text:list-item>
          <text:p text:style-name="P98">Works like a real distributed system.</text:p>
        </text:list-item>
        <text:list-item>
          <text:p text:style-name="P62"><text:span text:style-name="T11">Demonstrates </text:span><text:span text:style-name="Strong_20_Emphasis"><text:span text:style-name="T11">data storage, replication, and processing</text:span></text:span><text:span text:style-name="T11">.</text:span></text:p>
        </text:list-item>
        <text:list-item>
          <text:p text:style-name="P62"><text:span text:style-name="T11">Provides a </text:span><text:span text:style-name="Strong_20_Emphasis"><text:span text:style-name="T11">learning and testing platform</text:span></text:span><text:span text:style-name="T11"> for Hadoop architecture and ecosystem tools.</text:span></text:p>
        </text:list-item>
      </text:list>
      <text:h text:style-name="Heading_20_3" text:outline-level="3"><text:soft-page-break/><text:span text:style-name="Strong_20_Emphasis"><text:span text:style-name="T11">Example Diagram (for your report or PPT)</text:span></text:span></text:h>
      <text:p text:style-name="P5"><text:span text:style-name="Source_20_Text"><text:span text:style-name="T11"><text:s text:c="16"/>+-----------------------------+</text:span></text:span></text:p>
      <text:p text:style-name="P5"><text:span text:style-name="Source_20_Text"><text:span text:style-name="T11"><text:s text:c="16"/>| <text:s text:c="8"/>Master Node <text:s text:c="8"/>|</text:span></text:span></text:p>
      <text:p text:style-name="P5"><text:span text:style-name="Source_20_Text"><text:span text:style-name="T11"><text:s text:c="16"/>|-----------------------------|</text:span></text:span></text:p>
      <text:p text:style-name="P5"><text:span text:style-name="Source_20_Text"><text:span text:style-name="T11"><text:s text:c="16"/>| NameNode + ResourceManager <text:s/>|</text:span></text:span></text:p>
      <text:p text:style-name="P5"><text:span text:style-name="Source_20_Text"><text:span text:style-name="T11"><text:s text:c="16"/>+-----------------------------+</text:span></text:span></text:p>
      <text:p text:style-name="P5"><text:span text:style-name="Source_20_Text"><text:span text:style-name="T11"><text:s text:c="21"/>/ <text:s text:c="12"/>\</text:span></text:span></text:p>
      <text:p text:style-name="P5"><text:span text:style-name="Source_20_Text"><text:span text:style-name="T11"><text:s text:c="20"/>/ <text:s text:c="14"/>\</text:span></text:span></text:p>
      <text:p text:style-name="P5"><text:span text:style-name="Source_20_Text"><text:span text:style-name="T11"><text:s text:c="7"/>+----------------+ <text:s text:c="4"/>+----------------+</text:span></text:span></text:p>
      <text:p text:style-name="P5"><text:span text:style-name="Source_20_Text"><text:span text:style-name="T11"><text:s text:c="7"/>| <text:s text:c="2"/>Slave Node 1 | <text:s text:c="4"/>| <text:s text:c="2"/>Slave Node 2 |</text:span></text:span></text:p>
      <text:p text:style-name="P5"><text:span text:style-name="Source_20_Text"><text:span text:style-name="T11"><text:s text:c="7"/>| DataNode + <text:s text:c="4"/>| <text:s text:c="4"/>| DataNode + <text:s text:c="4"/>|</text:span></text:span></text:p>
      <text:p text:style-name="P5"><text:span text:style-name="Source_20_Text"><text:span text:style-name="T11"><text:s text:c="7"/>| NodeManager <text:s text:c="4"/>| <text:s text:c="4"/>| NodeManager <text:s text:c="4"/>|</text:span></text:span></text:p>
      <text:p text:style-name="P6"><text:span text:style-name="Source_20_Text"><text:span text:style-name="T11"><text:s text:c="7"/>+----------------+ <text:s text:c="4"/>+----------------+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oft-page-break/><text:span text:style-name="Strong_20_Emphasis"><text:span text:style-name="T3">6. <text:s/></text:span></text:span><text:span text:style-name="Strong_20_Emphasis"><text:span text:style-name="T6">Use web based tools to monitor your Hadoop setup.</text:span></text:span></text:p>
      <text:p text:style-name="Standard"><text:span text:style-name="Strong_20_Emphasis"><text:span text:style-name="T11">=&gt; Introduction</text:span></text:span></text:p>
      <text:p text:style-name="Text_20_body"><text:span text:style-name="T11">Once Hadoop is installed and running, it’s important to </text:span><text:span text:style-name="Strong_20_Emphasis"><text:span text:style-name="T11">monitor the cluster’s performance, resource usage, and health</text:span></text:span><text:span text:style-name="T11"> of various components.<text:line-break/>Hadoop provides </text:span><text:span text:style-name="Strong_20_Emphasis"><text:span text:style-name="T11">built-in web-based monitoring tools</text:span></text:span><text:span text:style-name="T11"> that help administrators and developers </text:span><text:span text:style-name="Strong_20_Emphasis"><text:span text:style-name="T11">view, manage, and troubleshoot</text:span></text:span><text:span text:style-name="T11"> the Hadoop cluster in real time.</text:span></text:p>
      <text:p text:style-name="Text_20_body"><text:span text:style-name="T11">These tools are accessed through a </text:span><text:span text:style-name="Strong_20_Emphasis"><text:span text:style-name="T11">web browser</text:span></text:span><text:span text:style-name="T11"> using specific ports.</text:span></text:p>
      <text:h text:style-name="Heading_20_3" text:outline-level="3"><text:span text:style-name="Strong_20_Emphasis"><text:span text:style-name="T11">Purpose of Web-Based Monitoring</text:span></text:span></text:h>
      <text:list xml:id="list1079923853054845094" text:style-name="L34">
        <text:list-item>
          <text:p text:style-name="P63"><text:span text:style-name="T11">To </text:span><text:span text:style-name="Strong_20_Emphasis"><text:span text:style-name="T11">check the health</text:span></text:span><text:span text:style-name="T11"> of Hadoop daemons (NameNode, DataNode, ResourceManager, etc.)</text:span></text:p>
        </text:list-item>
        <text:list-item>
          <text:p text:style-name="P63"><text:span text:style-name="T11">To </text:span><text:span text:style-name="Strong_20_Emphasis"><text:span text:style-name="T11">monitor storage capacity</text:span></text:span><text:span text:style-name="T11">, node status, and running jobs</text:span></text:p>
        </text:list-item>
        <text:list-item>
          <text:p text:style-name="P63"><text:span text:style-name="T11">To </text:span><text:span text:style-name="Strong_20_Emphasis"><text:span text:style-name="T11">track performance</text:span></text:span><text:span text:style-name="T11">, logs, and errors visually</text:span></text:p>
        </text:list-item>
        <text:list-item>
          <text:p text:style-name="P63"><text:span text:style-name="T11">To </text:span><text:span text:style-name="Strong_20_Emphasis"><text:span text:style-name="T11">ensure high availability</text:span></text:span><text:span text:style-name="T11"> and efficient resource usage</text:span></text:p>
        </text:list-item>
      </text:list>
      <text:h text:style-name="Heading_20_3" text:outline-level="3"><text:span text:style-name="Strong_20_Emphasis"><text:span text:style-name="T11">Main Web-Based Monitoring Tools in Hadoop</text:span></text:span></text:h>
      <text:h text:style-name="Heading_20_4" text:outline-level="4"><text:span text:style-name="Strong_20_Emphasis"><text:span text:style-name="T11">1. NameNode Web UI</text:span></text:span></text:h>
      <text:list xml:id="list3157399410200298151" text:style-name="L35">
        <text:list-item>
          <text:p text:style-name="P64"><text:span text:style-name="Strong_20_Emphasis"><text:span text:style-name="T11">URL:</text:span></text:span><text:span text:style-name="T11"> </text:span><text:a xlink:type="simple" xlink:href="http://localhost:9870/" office:target-frame-name="_new" xlink:show="replace" text:style-name="Internet_20_link" text:visited-style-name="Visited_20_Internet_20_Link"><text:span text:style-name="T11">http://localhost:9870</text:span></text:a><text:span text:style-name="T11"> or http://master:9870</text:span></text:p>
        </text:list-item>
        <text:list-item>
          <text:p text:style-name="P64"><text:span text:style-name="Strong_20_Emphasis"><text:span text:style-name="T11">Purpose:</text:span></text:span></text:p>
          <text:list>
            <text:list-item>
              <text:p text:style-name="P64"><text:span text:style-name="T11">Displays the </text:span><text:span text:style-name="Strong_20_Emphasis"><text:span text:style-name="T11">status of HDFS (Hadoop Distributed File System)</text:span></text:span><text:span text:style-name="T11">.</text:span></text:p>
            </text:list-item>
            <text:list-item>
              <text:p text:style-name="P99">Shows:</text:p>
              <text:list>
                <text:list-item>
                  <text:p text:style-name="P99">Total/used/free storage space</text:p>
                </text:list-item>
                <text:list-item>
                  <text:p text:style-name="P99">Number of active/inactive DataNodes</text:p>
                </text:list-item>
                <text:list-item>
                  <text:p text:style-name="P99">Block information</text:p>
                </text:list-item>
                <text:list-item>
                  <text:p text:style-name="P99">File system directories and replication status</text:p>
                </text:list-item>
              </text:list>
            </text:list-item>
          </text:list>
        </text:list-item>
      </text:list>
      <text:p text:style-name="Text_20_body"><text:span text:style-name="T11">? </text:span><text:span text:style-name="Strong_20_Emphasis"><text:span text:style-name="T11">Use Case:</text:span></text:span><text:span text:style-name="T11"> Check whether HDFS is healthy and balanced across all nodes.</text:span></text:p>
      <text:h text:style-name="Heading_20_4" text:outline-level="4"><text:span text:style-name="Strong_20_Emphasis"><text:span text:style-name="T11">2. DataNode Web UI</text:span></text:span></text:h>
      <text:list xml:id="list6731926066216055624" text:style-name="L36">
        <text:list-item>
          <text:p text:style-name="P65"><text:span text:style-name="Strong_20_Emphasis"><text:span text:style-name="T11">URL:</text:span></text:span><text:span text:style-name="T11"> http://slave1:9864 or similar per node</text:span></text:p>
        </text:list-item>
        <text:list-item>
          <text:p text:style-name="P65"><text:span text:style-name="Strong_20_Emphasis"><text:span text:style-name="T11">Purpose:</text:span></text:span></text:p>
          <text:list>
            <text:list-item>
              <text:p text:style-name="P100">Displays information specific to each DataNode.</text:p>
            </text:list-item>
            <text:list-item>
              <text:p text:style-name="P100">Shows:</text:p>
              <text:list>
                <text:list-item>
                  <text:p text:style-name="P100">Storage utilization on that node</text:p>
                </text:list-item>
                <text:list-item>
                  <text:p text:style-name="P100">Transferred data blocks</text:p>
                </text:list-item>
                <text:list-item>
                  <text:p text:style-name="P100">Running tasks and node health status</text:p>
                </text:list-item>
              </text:list>
            </text:list-item>
          </text:list>
        </text:list-item>
      </text:list>
      <text:p text:style-name="Text_20_body"><text:span text:style-name="T11">? </text:span><text:span text:style-name="Strong_20_Emphasis"><text:span text:style-name="T11">Use Case:</text:span></text:span><text:span text:style-name="T11"> Useful for monitoring individual node performance and space usage.</text:span></text:p>
      <text:h text:style-name="Heading_20_4" text:outline-level="4"><text:span text:style-name="Strong_20_Emphasis"><text:span text:style-name="T11">3. ResourceManager Web UI</text:span></text:span></text:h>
      <text:list xml:id="list2344648537491547381" text:style-name="L37">
        <text:list-item>
          <text:p text:style-name="P66"><text:span text:style-name="Strong_20_Emphasis"><text:span text:style-name="T11">URL:</text:span></text:span><text:span text:style-name="T11"> </text:span><text:a xlink:type="simple" xlink:href="http://localhost:8088/" office:target-frame-name="_new" xlink:show="replace" text:style-name="Internet_20_link" text:visited-style-name="Visited_20_Internet_20_Link"><text:span text:style-name="T11">http://localhost:8088</text:span></text:a><text:span text:style-name="T11"> or http://master:8088</text:span></text:p>
        </text:list-item>
        <text:list-item>
          <text:p text:style-name="P66"><text:soft-page-break/><text:span text:style-name="Strong_20_Emphasis"><text:span text:style-name="T11">Purpose:</text:span></text:span></text:p>
          <text:list>
            <text:list-item>
              <text:p text:style-name="P66"><text:span text:style-name="T11">Monitors the </text:span><text:span text:style-name="Strong_20_Emphasis"><text:span text:style-name="T11">YARN (Yet Another Resource Negotiator)</text:span></text:span><text:span text:style-name="T11"> system.</text:span></text:p>
            </text:list-item>
            <text:list-item>
              <text:p text:style-name="P101">Displays:</text:p>
              <text:list>
                <text:list-item>
                  <text:p text:style-name="P101">All running, completed, or failed MapReduce jobs</text:p>
                </text:list-item>
                <text:list-item>
                  <text:p text:style-name="P101">Resource allocation (CPU &amp; memory per node)</text:p>
                </text:list-item>
                <text:list-item>
                  <text:p text:style-name="P101">Scheduler details and job queues</text:p>
                </text:list-item>
              </text:list>
            </text:list-item>
          </text:list>
        </text:list-item>
      </text:list>
      <text:p text:style-name="Text_20_body"><text:span text:style-name="T11">? </text:span><text:span text:style-name="Strong_20_Emphasis"><text:span text:style-name="T11">Use Case:</text:span></text:span><text:span text:style-name="T11"> Check ongoing jobs, their progress, and cluster resource distribution.</text:span></text:p>
      <text:h text:style-name="Heading_20_4" text:outline-level="4"><text:span text:style-name="Strong_20_Emphasis"><text:span text:style-name="T11">4. NodeManager Web UI</text:span></text:span></text:h>
      <text:list xml:id="list6225796803231922081" text:style-name="L38">
        <text:list-item>
          <text:p text:style-name="P67"><text:span text:style-name="Strong_20_Emphasis"><text:span text:style-name="T11">URL:</text:span></text:span><text:span text:style-name="T11"> http://slave1:8042</text:span></text:p>
        </text:list-item>
        <text:list-item>
          <text:p text:style-name="P67"><text:span text:style-name="Strong_20_Emphasis"><text:span text:style-name="T11">Purpose:</text:span></text:span></text:p>
          <text:list>
            <text:list-item>
              <text:p text:style-name="P67"><text:span text:style-name="T11">Monitors each node’s </text:span><text:span text:style-name="Strong_20_Emphasis"><text:span text:style-name="T11">local task execution</text:span></text:span><text:span text:style-name="T11"> and resource usage.</text:span></text:p>
            </text:list-item>
            <text:list-item>
              <text:p text:style-name="P102">Shows:</text:p>
              <text:list>
                <text:list-item>
                  <text:p text:style-name="P102">Running containers</text:p>
                </text:list-item>
                <text:list-item>
                  <text:p text:style-name="P102">Memory and CPU utilization</text:p>
                </text:list-item>
                <text:list-item>
                  <text:p text:style-name="P102">Logs for task debugging</text:p>
                </text:list-item>
              </text:list>
            </text:list-item>
          </text:list>
        </text:list-item>
      </text:list>
      <text:p text:style-name="Text_20_body"><text:span text:style-name="T11">? </text:span><text:span text:style-name="Strong_20_Emphasis"><text:span text:style-name="T11">Use Case:</text:span></text:span><text:span text:style-name="T11"> Troubleshoot job failures and check container-level activity.</text:span></text:p>
      <text:h text:style-name="Heading_20_4" text:outline-level="4"><text:span text:style-name="Strong_20_Emphasis"><text:span text:style-name="T11">5. Secondary NameNode Web UI</text:span></text:span></text:h>
      <text:list xml:id="list6522743470428366334" text:style-name="L39">
        <text:list-item>
          <text:p text:style-name="P68"><text:span text:style-name="Strong_20_Emphasis"><text:span text:style-name="T11">URL:</text:span></text:span><text:span text:style-name="T11"> http://master:9868</text:span></text:p>
        </text:list-item>
        <text:list-item>
          <text:p text:style-name="P68"><text:span text:style-name="Strong_20_Emphasis"><text:span text:style-name="T11">Purpose:</text:span></text:span></text:p>
          <text:list>
            <text:list-item>
              <text:p text:style-name="P103">Monitors the Secondary NameNode that periodically merges NameNode’s file system metadata and edit logs.</text:p>
            </text:list-item>
            <text:list-item>
              <text:p text:style-name="P103">Ensures the NameNode metadata is consistent and updated.</text:p>
            </text:list-item>
          </text:list>
        </text:list-item>
      </text:list>
      <text:p text:style-name="Text_20_body"><text:span text:style-name="T11">? </text:span><text:span text:style-name="Strong_20_Emphasis"><text:span text:style-name="T11">Use Case:</text:span></text:span><text:span text:style-name="T11"> Helps in maintaining checkpointing of Hadoop file system.</text:span></text:p>
      <text:h text:style-name="Heading_20_3" text:outline-level="3"><text:span text:style-name="Strong_20_Emphasis"><text:span text:style-name="T11">Additional Monitoring Tools (Optional)</text:span></text:span></text:h>
      <text:p text:style-name="Text_20_body"><text:span text:style-name="T11">Apart from built-in UIs, Hadoop can integrate with third-party tools for </text:span><text:span text:style-name="Strong_20_Emphasis"><text:span text:style-name="T11">advanced monitoring</text:span></text:span><text:span text:style-name="T11">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">Tool</text:p>
            </table:table-cell>
            <table:table-cell table:style-name="Table2.A1" office:value-type="string">
              <text:p text:style-name="P8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1">Apache Ambari</text:span></text:span></text:p>
          </table:table-cell>
          <table:table-cell table:style-name="Table2.A1" office:value-type="string">
            <text:p text:style-name="P35">Provides a complete graphical dashboard to manage and monitor Hadoop cluster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1">Cloudera Manager</text:span></text:span></text:p>
          </table:table-cell>
          <table:table-cell table:style-name="Table2.A1" office:value-type="string">
            <text:p text:style-name="P35">Enterprise-level tool to configure, monitor, and secure large Hadoop environment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1">Ganglia</text:span></text:span></text:p>
          </table:table-cell>
          <table:table-cell table:style-name="Table2.A1" office:value-type="string">
            <text:p text:style-name="P35">Open-source system monitor for distributed system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1">Nagios</text:span></text:span></text:p>
          </table:table-cell>
          <table:table-cell table:style-name="Table2.A1" office:value-type="string">
            <text:p text:style-name="P35">Used for alerting and performance tracking of Hadoop nodes.</text:p>
          </table:table-cell>
        </table:table-row>
      </table:table>
      <text:h text:style-name="Heading_20_3" text:outline-level="3"><text:span text:style-name="Strong_20_Emphasis"><text:span text:style-name="T11">Steps to Access Web-Based Tools</text:span></text:span></text:h>
      <text:list xml:id="list1920933005975613678" text:style-name="L40">
        <text:list-item>
          <text:p text:style-name="P104">Start Hadoop services:</text:p>
          <text:p text:style-name="P28"><text:span text:style-name="Source_20_Text"><text:span text:style-name="T11">start-dfs.sh</text:span></text:span></text:p>
          <text:p text:style-name="P19"><text:soft-page-break/><text:span text:style-name="Source_20_Text"><text:span text:style-name="T11">start-yarn.sh</text:span></text:span></text:p>
        </text:list-item>
        <text:list-item>
          <text:p text:style-name="P69"><text:span text:style-name="T11">Open a </text:span><text:span text:style-name="Strong_20_Emphasis"><text:span text:style-name="T11">web browser</text:span></text:span><text:span text:style-name="T11"> on your host system.</text:span></text:p>
        </text:list-item>
        <text:list-item>
          <text:p text:style-name="P104">Access the web UIs using the corresponding URLs:</text:p>
          <text:list>
            <text:list-item>
              <text:p text:style-name="P69"><text:span text:style-name="T11">NameNode → </text:span><text:span text:style-name="Source_20_Text"><text:span text:style-name="T11">http://localhost:9870</text:span></text:span></text:p>
            </text:list-item>
            <text:list-item>
              <text:p text:style-name="P69"><text:span text:style-name="T11">ResourceManager → </text:span><text:span text:style-name="Source_20_Text"><text:span text:style-name="T11">http://localhost:8088</text:span></text:span></text:p>
            </text:list-item>
            <text:list-item>
              <text:p text:style-name="P69"><text:span text:style-name="T11">DataNode → </text:span><text:span text:style-name="Source_20_Text"><text:span text:style-name="T11">http://slave1:9864</text:span></text:span></text:p>
            </text:list-item>
            <text:list-item>
              <text:p text:style-name="P69"><text:span text:style-name="T11">NodeManager → </text:span><text:span text:style-name="Source_20_Text"><text:span text:style-name="T11">http://slave1:8042</text:span></text:span></text:p>
            </text:list-item>
          </text:list>
        </text:list-item>
      </text:list>
      <text:h text:style-name="Heading_20_3" text:outline-level="3"><text:span text:style-name="Strong_20_Emphasis"><text:span text:style-name="T11">Outcome</text:span></text:span></text:h>
      <text:p text:style-name="P77">After using web-based tools, you can:</text:p>
      <text:list xml:id="list7526665205047653464" text:style-name="L41">
        <text:list-item>
          <text:p text:style-name="P70"><text:span text:style-name="Strong_20_Emphasis"><text:span text:style-name="T11">Visually monitor</text:span></text:span><text:span text:style-name="T11"> all Hadoop components and resources.</text:span></text:p>
        </text:list-item>
        <text:list-item>
          <text:p text:style-name="P70"><text:span text:style-name="Strong_20_Emphasis"><text:span text:style-name="T11">Detect and troubleshoot</text:span></text:span><text:span text:style-name="T11"> node failures or job errors easily.</text:span></text:p>
        </text:list-item>
        <text:list-item>
          <text:p text:style-name="P70"><text:span text:style-name="Strong_20_Emphasis"><text:span text:style-name="T11">Analyze job performance</text:span></text:span><text:span text:style-name="T11"> and optimize cluster utilization.</text:span></text:p>
        </text:list-item>
        <text:list-item>
          <text:p text:style-name="P70"><text:span text:style-name="T11">Maintain a </text:span><text:span text:style-name="Strong_20_Emphasis"><text:span text:style-name="T11">healthy and balanced Hadoop system.</text:span></text:span></text:p>
        </text:list-item>
      </text:list>
      <text:h text:style-name="Heading_20_3" text:outline-level="3"><text:span text:style-name="Strong_20_Emphasis"><text:span text:style-name="T11">Example Diagram (for your report or PPT)</text:span></text:span></text:h>
      <text:p text:style-name="P5"><text:span text:style-name="Source_20_Text"><text:span text:style-name="T16"><text:s text:c="8"/>+-------------------------------+</text:span></text:span></text:p>
      <text:p text:style-name="P5"><text:span text:style-name="Source_20_Text"><text:span text:style-name="T16"><text:s text:c="8"/>| <text:s text:c="6"/>Web Browser (User) <text:s text:c="5"/>|</text:span></text:span></text:p>
      <text:p text:style-name="P5"><text:span text:style-name="Source_20_Text"><text:span text:style-name="T16"><text:s text:c="8"/>+-------------------------------+</text:span></text:span></text:p>
      <text:p text:style-name="P5"><text:span text:style-name="Source_20_Text"><text:span text:style-name="T16"><text:s text:c="20"/>|</text:span></text:span></text:p>
      <text:p text:style-name="P5"><text:span text:style-name="Source_20_Text"><text:span text:style-name="T16"><text:s text:c="20"/>|</text:span></text:span></text:p>
      <text:p text:style-name="P5"><text:span text:style-name="Source_20_Text"><text:span text:style-name="T16"><text:s text:c="3"/>+---------------------------------------------+</text:span></text:span></text:p>
      <text:p text:style-name="P5"><text:span text:style-name="Source_20_Text"><text:span text:style-name="T16"><text:s text:c="3"/>| <text:s text:c="15"/>Hadoop Cluster <text:s text:c="14"/>|</text:span></text:span></text:p>
      <text:p text:style-name="P5"><text:span text:style-name="Source_20_Text"><text:span text:style-name="T16"><text:s text:c="3"/>|---------------------------------------------|</text:span></text:span></text:p>
      <text:p text:style-name="P5"><text:span text:style-name="Source_20_Text"><text:span text:style-name="T16"><text:s text:c="3"/>| NameNode (9870) <text:s text:c="4"/>ResourceManager (8088) <text:s/>|</text:span></text:span></text:p>
      <text:p text:style-name="P5"><text:span text:style-name="Source_20_Text"><text:span text:style-name="T16"><text:s text:c="3"/>| DataNodes (9864) <text:s text:c="3"/>NodeManagers (8042) <text:s text:c="4"/>|</text:span></text:span></text:p>
      <text:p text:style-name="P6"><text:span text:style-name="Source_20_Text"><text:span text:style-name="T16"><text:s text:c="3"/>+---------------------------------------------+</text:span></text:span></text:p>
      <text:p text:style-name="P6"><text:span text:style-name="Source_20_Text"><text:span text:style-name="T16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pan text:style-name="Strong_20_Emphasis"><text:span text:style-name="T15"/></text:span></text:p>
      <text:p text:style-name="Standard"><text:soft-page-break/><text:span text:style-name="Strong_20_Emphasis"><text:span text:style-name="T15">7. </text:span></text:span><text:span text:style-name="Strong_20_Emphasis"><text:span text:style-name="T5">Implementing the basic commands of LINUX Operating System – File/Directory creation, deletion, update operations.</text:span></text:span></text:p>
      <text:p text:style-name="Standard"><text:span text:style-name="Strong_20_Emphasis"><text:span text:style-name="T5"/></text:span></text:p>
      <text:p text:style-name="Standard"><text:span text:style-name="Strong_20_Emphasis"><text:span text:style-name="T11">=&gt; Introduction</text:span></text:span></text:p>
      <text:p text:style-name="Text_20_body"><text:span text:style-name="T11">Linux is a </text:span><text:span text:style-name="Strong_20_Emphasis"><text:span text:style-name="T11">command-line-based operating system</text:span></text:span><text:span text:style-name="T11"> widely used for servers, programming, and system administration.<text:line-break/>Understanding its </text:span><text:span text:style-name="Strong_20_Emphasis"><text:span text:style-name="T11">basic file and directory commands</text:span></text:span><text:span text:style-name="T11"> is essential for working efficiently in environments like </text:span><text:span text:style-name="Strong_20_Emphasis"><text:span text:style-name="T11">Hadoop, Cloud, and DevOps</text:span></text:span><text:span text:style-name="T11">.</text:span></text:p>
      <text:h text:style-name="Heading_20_3" text:outline-level="3"><text:span text:style-name="Strong_20_Emphasis"><text:span text:style-name="T11">A. Directory Management Commands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<text:span text:style-name="T11">Command</text:span></text:span></text:p>
            </table:table-cell>
            <table:table-cell table:style-name="Table3.A1" office:value-type="string">
              <text:p text:style-name="Table_20_Heading"><text:span text:style-name="Strong_20_Emphasis"><text:span text:style-name="T11">Description</text:span></text:span></text:p>
            </table:table-cell>
            <table:table-cell table:style-name="Table3.A1" office:value-type="string">
              <text:p text:style-name="Table_20_Heading"><text:span text:style-name="Strong_20_Emphasis"><text:span text:style-name="T11">Example</text:span>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<text:span text:style-name="T11">pwd</text:span></text:span></text:p>
          </table:table-cell>
          <table:table-cell table:style-name="Table3.A1" office:value-type="string">
            <text:p text:style-name="Table_20_Contents"><text:span text:style-name="T11">Displays the </text:span><text:span text:style-name="Strong_20_Emphasis"><text:span text:style-name="T11">current working directory</text:span></text:span></text:p>
          </table:table-cell>
          <table:table-cell table:style-name="Table3.A1" office:value-type="string">
            <text:p text:style-name="Table_20_Contents"><text:span text:style-name="Source_20_Text"><text:span text:style-name="T11">pwd</text:span>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1">ls</text:span></text:span></text:p>
          </table:table-cell>
          <table:table-cell table:style-name="Table3.A1" office:value-type="string">
            <text:p text:style-name="P35">Lists all files and directories</text:p>
          </table:table-cell>
          <table:table-cell table:style-name="Table3.A1" office:value-type="string">
            <text:p text:style-name="Table_20_Contents"><text:span text:style-name="Source_20_Text"><text:span text:style-name="T11">ls</text:span></text:span><text:span text:style-name="T11"> or </text:span><text:span text:style-name="Source_20_Text"><text:span text:style-name="T11">ls -l</text:span>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1">mkdir</text:span></text:span></text:p>
          </table:table-cell>
          <table:table-cell table:style-name="Table3.A1" office:value-type="string">
            <text:p text:style-name="P35">Creates a new directory</text:p>
          </table:table-cell>
          <table:table-cell table:style-name="Table3.A1" office:value-type="string">
            <text:p text:style-name="Table_20_Contents"><text:span text:style-name="Source_20_Text"><text:span text:style-name="T11">mkdir hadoop_env</text:span>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1">cd</text:span></text:span></text:p>
          </table:table-cell>
          <table:table-cell table:style-name="Table3.A1" office:value-type="string">
            <text:p text:style-name="P35">Changes directory</text:p>
          </table:table-cell>
          <table:table-cell table:style-name="Table3.A1" office:value-type="string">
            <text:p text:style-name="Table_20_Contents"><text:span text:style-name="Source_20_Text"><text:span text:style-name="T11">cd hadoop_env</text:span>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1">rmdir</text:span></text:span></text:p>
          </table:table-cell>
          <table:table-cell table:style-name="Table3.A1" office:value-type="string">
            <text:p text:style-name="P35">Deletes an empty directory</text:p>
          </table:table-cell>
          <table:table-cell table:style-name="Table3.A1" office:value-type="string">
            <text:p text:style-name="Table_20_Contents"><text:span text:style-name="Source_20_Text"><text:span text:style-name="T11">rmdir hadoop_env</text:span>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1">rm -r</text:span></text:span></text:p>
          </table:table-cell>
          <table:table-cell table:style-name="Table3.A1" office:value-type="string">
            <text:p text:style-name="P35">Deletes a directory and its contents recursively</text:p>
          </table:table-cell>
          <table:table-cell table:style-name="Table3.A1" office:value-type="string">
            <text:p text:style-name="Table_20_Contents"><text:span text:style-name="Source_20_Text"><text:span text:style-name="T11">rm -r hadoop_env</text:span></text:span></text:p>
          </table:table-cell>
        </table:table-row>
      </table:table>
      <text:p text:style-name="Text_20_body"><text:span text:style-name="T11">? </text:span><text:span text:style-name="Strong_20_Emphasis"><text:span text:style-name="T11">Example Flow:</text:span></text:span></text:p>
      <text:p text:style-name="P5"><text:span text:style-name="Source_20_Text"><text:span text:style-name="T11">pwd</text:span></text:span></text:p>
      <text:p text:style-name="P5"><text:span text:style-name="Source_20_Text"><text:span text:style-name="T11">mkdir project</text:span></text:span></text:p>
      <text:p text:style-name="P5"><text:span text:style-name="Source_20_Text"><text:span text:style-name="T11">cd project</text:span></text:span></text:p>
      <text:p text:style-name="P5"><text:span text:style-name="Source_20_Text"><text:span text:style-name="T11">mkdir data logs</text:span></text:span></text:p>
      <text:p text:style-name="P5"><text:span text:style-name="Source_20_Text"><text:span text:style-name="T11">ls</text:span></text:span></text:p>
      <text:p text:style-name="P6"><text:span text:style-name="Source_20_Text"><text:span text:style-name="T11">rmdir logs</text:span></text:span></text:p>
      <text:h text:style-name="Heading_20_3" text:outline-level="3"><text:span text:style-name="Strong_20_Emphasis"><text:span text:style-name="T11">B. File Management Commands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<text:span text:style-name="T11">Command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11">Description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11">Example</text:span>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<text:span text:style-name="T11">touch</text:span></text:span></text:p>
          </table:table-cell>
          <table:table-cell table:style-name="Table4.A1" office:value-type="string">
            <text:p text:style-name="P35">Creates an empty file</text:p>
          </table:table-cell>
          <table:table-cell table:style-name="Table4.A1" office:value-type="string">
            <text:p text:style-name="Table_20_Contents"><text:span text:style-name="Source_20_Text"><text:span text:style-name="T11">touch file1.txt</text:span>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1">cat</text:span></text:span></text:p>
          </table:table-cell>
          <table:table-cell table:style-name="Table4.A1" office:value-type="string">
            <text:p text:style-name="P35">Displays file content or creates a file</text:p>
          </table:table-cell>
          <table:table-cell table:style-name="Table4.A1" office:value-type="string">
            <text:p text:style-name="Table_20_Contents"><text:span text:style-name="Source_20_Text"><text:span text:style-name="T11">cat &gt; file1.txt</text:span>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1">nano</text:span></text:span><text:span text:style-name="T11"> / </text:span><text:span text:style-name="Source_20_Text"><text:span text:style-name="T11">vi</text:span></text:span></text:p>
          </table:table-cell>
          <table:table-cell table:style-name="Table4.A1" office:value-type="string">
            <text:p text:style-name="P35">Opens file in editor for editing</text:p>
          </table:table-cell>
          <table:table-cell table:style-name="Table4.A1" office:value-type="string">
            <text:p text:style-name="Table_20_Contents"><text:span text:style-name="Source_20_Text"><text:span text:style-name="T11">nano file1.txt</text:span>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1">cp</text:span></text:span></text:p>
          </table:table-cell>
          <table:table-cell table:style-name="Table4.A1" office:value-type="string">
            <text:p text:style-name="P35">Copies a file from one location to another</text:p>
          </table:table-cell>
          <table:table-cell table:style-name="Table4.A1" office:value-type="string">
            <text:p text:style-name="Table_20_Contents"><text:span text:style-name="Source_20_Text"><text:span text:style-name="T11">cp file1.txt backup.txt</text:span>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1">mv</text:span></text:span></text:p>
          </table:table-cell>
          <table:table-cell table:style-name="Table4.A1" office:value-type="string">
            <text:p text:style-name="P35">Moves or renames a file</text:p>
          </table:table-cell>
          <table:table-cell table:style-name="Table4.A1" office:value-type="string">
            <text:p text:style-name="Table_20_Contents"><text:span text:style-name="Source_20_Text"><text:span text:style-name="T11">mv file1.txt newfile.txt</text:span>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1">rm</text:span></text:span></text:p>
          </table:table-cell>
          <table:table-cell table:style-name="Table4.A1" office:value-type="string">
            <text:p text:style-name="P35">Deletes a file</text:p>
          </table:table-cell>
          <table:table-cell table:style-name="Table4.A1" office:value-type="string">
            <text:p text:style-name="Table_20_Contents"><text:span text:style-name="Source_20_Text"><text:span text:style-name="T11">rm newfile.txt</text:span></text:span></text:p>
          </table:table-cell>
        </table:table-row>
      </table:table>
      <text:p text:style-name="Text_20_body"><text:span text:style-name="T11">? </text:span><text:span text:style-name="Strong_20_Emphasis"><text:span text:style-name="T11">Example Flow:</text:span></text:span></text:p>
      <text:p text:style-name="P5"><text:span text:style-name="Source_20_Text"><text:span text:style-name="T11">touch notes.txt</text:span></text:span></text:p>
      <text:p text:style-name="P5"><text:span text:style-name="Source_20_Text"><text:span text:style-name="T11">echo "Welcome to Linux" &gt; notes.txt</text:span></text:span></text:p>
      <text:p text:style-name="P5"><text:span text:style-name="Source_20_Text"><text:span text:style-name="T11">cat notes.txt</text:span></text:span></text:p>
      <text:p text:style-name="P5"><text:span text:style-name="Source_20_Text"><text:span text:style-name="T11">cp notes.txt backup.txt</text:span></text:span></text:p>
      <text:p text:style-name="P5"><text:span text:style-name="Source_20_Text"><text:span text:style-name="T11">mv backup.txt old_notes.txt</text:span></text:span></text:p>
      <text:p text:style-name="P6"><text:span text:style-name="Source_20_Text"><text:span text:style-name="T11">rm old_notes.txt</text:span></text:span></text:p>
      <text:p text:style-name="P7"/>
      <text:h text:style-name="Heading_20_3" text:outline-level="3"><text:soft-page-break/><text:span text:style-name="Strong_20_Emphasis"><text:span text:style-name="T11">C. File Viewing &amp; Editing Commands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<text:span text:style-name="T11">Command</text:span></text:span></text:p>
            </table:table-cell>
            <table:table-cell table:style-name="Table5.A1" office:value-type="string">
              <text:p text:style-name="Table_20_Heading"><text:span text:style-name="Strong_20_Emphasis"><text:span text:style-name="T11">Description</text:span></text:span></text:p>
            </table:table-cell>
            <table:table-cell table:style-name="Table5.A1" office:value-type="string">
              <text:p text:style-name="Table_20_Heading"><text:span text:style-name="Strong_20_Emphasis"><text:span text:style-name="T11">Example</text:span>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<text:span text:style-name="T11">cat</text:span></text:span></text:p>
          </table:table-cell>
          <table:table-cell table:style-name="Table5.A1" office:value-type="string">
            <text:p text:style-name="P35">Displays file content</text:p>
          </table:table-cell>
          <table:table-cell table:style-name="Table5.A1" office:value-type="string">
            <text:p text:style-name="Table_20_Contents"><text:span text:style-name="Source_20_Text"><text:span text:style-name="T11">cat notes.txt</text:span>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1">head</text:span></text:span></text:p>
          </table:table-cell>
          <table:table-cell table:style-name="Table5.A1" office:value-type="string">
            <text:p text:style-name="P35">Displays first 10 lines</text:p>
          </table:table-cell>
          <table:table-cell table:style-name="Table5.A1" office:value-type="string">
            <text:p text:style-name="Table_20_Contents"><text:span text:style-name="Source_20_Text"><text:span text:style-name="T11">head notes.txt</text:span>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1">tail</text:span></text:span></text:p>
          </table:table-cell>
          <table:table-cell table:style-name="Table5.A1" office:value-type="string">
            <text:p text:style-name="P35">Displays last 10 lines</text:p>
          </table:table-cell>
          <table:table-cell table:style-name="Table5.A1" office:value-type="string">
            <text:p text:style-name="Table_20_Contents"><text:span text:style-name="Source_20_Text"><text:span text:style-name="T11">tail notes.txt</text:span>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1">more</text:span></text:span><text:span text:style-name="T11"> / </text:span><text:span text:style-name="Source_20_Text"><text:span text:style-name="T11">less</text:span></text:span></text:p>
          </table:table-cell>
          <table:table-cell table:style-name="Table5.A1" office:value-type="string">
            <text:p text:style-name="P35">Displays long files one page at a time</text:p>
          </table:table-cell>
          <table:table-cell table:style-name="Table5.A1" office:value-type="string">
            <text:p text:style-name="Table_20_Contents"><text:span text:style-name="Source_20_Text"><text:span text:style-name="T11">more notes.txt</text:span>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1">echo</text:span></text:span></text:p>
          </table:table-cell>
          <table:table-cell table:style-name="Table5.A1" office:value-type="string">
            <text:p text:style-name="P35">Writes text to terminal or file</text:p>
          </table:table-cell>
          <table:table-cell table:style-name="Table5.A1" office:value-type="string">
            <text:p text:style-name="Table_20_Contents"><text:span text:style-name="Source_20_Text"><text:span text:style-name="T11">echo "Hello Hadoop" &gt;&gt; notes.txt</text:span></text:span></text:p>
          </table:table-cell>
        </table:table-row>
      </table:table>
      <text:p text:style-name="Text_20_body"><text:span text:style-name="T11">? </text:span><text:span text:style-name="Strong_20_Emphasis"><text:span text:style-name="T11">Example:</text:span></text:span></text:p>
      <text:p text:style-name="P5"><text:span text:style-name="Source_20_Text"><text:span text:style-name="T11">echo "This is my first Linux practical." &gt; demo.txt</text:span></text:span></text:p>
      <text:p text:style-name="P5"><text:span text:style-name="Source_20_Text"><text:span text:style-name="T11">cat demo.txt</text:span></text:span></text:p>
      <text:p text:style-name="P5"><text:span text:style-name="Source_20_Text"><text:span text:style-name="T11">echo "Appending new line..." &gt;&gt; demo.txt</text:span></text:span></text:p>
      <text:p text:style-name="P6"><text:span text:style-name="Source_20_Text"><text:span text:style-name="T11">cat demo.txt</text:span></text:span></text:p>
      <text:h text:style-name="Heading_20_3" text:outline-level="3"><text:span text:style-name="Strong_20_Emphasis"><text:span text:style-name="T11">D. File Permission Commands (Optional but Useful)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<text:span text:style-name="Strong_20_Emphasis"><text:span text:style-name="T11">Command</text:span></text:span></text:p>
            </table:table-cell>
            <table:table-cell table:style-name="Table6.A1" office:value-type="string">
              <text:p text:style-name="Table_20_Heading"><text:span text:style-name="Strong_20_Emphasis"><text:span text:style-name="T11">Description</text:span></text:span></text:p>
            </table:table-cell>
            <table:table-cell table:style-name="Table6.A1" office:value-type="string">
              <text:p text:style-name="Table_20_Heading"><text:span text:style-name="Strong_20_Emphasis"><text:span text:style-name="T11">Example</text:span>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<text:span text:style-name="T11">chmod</text:span></text:span></text:p>
          </table:table-cell>
          <table:table-cell table:style-name="Table6.A1" office:value-type="string">
            <text:p text:style-name="P35">Changes file permissions</text:p>
          </table:table-cell>
          <table:table-cell table:style-name="Table6.A1" office:value-type="string">
            <text:p text:style-name="Table_20_Contents"><text:span text:style-name="Source_20_Text"><text:span text:style-name="T11">chmod 755 demo.txt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1">chown</text:span></text:span></text:p>
          </table:table-cell>
          <table:table-cell table:style-name="Table6.A1" office:value-type="string">
            <text:p text:style-name="P35">Changes file owner</text:p>
          </table:table-cell>
          <table:table-cell table:style-name="Table6.A1" office:value-type="string">
            <text:p text:style-name="Table_20_Contents"><text:span text:style-name="Source_20_Text"><text:span text:style-name="T11">chown user1 demo.txt</text:span></text:span></text:p>
          </table:table-cell>
        </table:table-row>
      </table:table>
      <text:h text:style-name="Heading_20_3" text:outline-level="3"><text:span text:style-name="Strong_20_Emphasis"><text:span text:style-name="T11">E. Output Example (Terminal Preview)</text:span></text:span></text:h>
      <text:p text:style-name="P5"><text:span text:style-name="Source_20_Text"><text:span text:style-name="T11">$ mkdir myproject</text:span></text:span></text:p>
      <text:p text:style-name="P5"><text:span text:style-name="Source_20_Text"><text:span text:style-name="T11">$ cd myproject</text:span></text:span></text:p>
      <text:p text:style-name="P5"><text:span text:style-name="Source_20_Text"><text:span text:style-name="T11">$ touch data.txt</text:span></text:span></text:p>
      <text:p text:style-name="P5"><text:span text:style-name="Source_20_Text"><text:span text:style-name="T11">$ echo "Hadoop setup successful" &gt; data.txt</text:span></text:span></text:p>
      <text:p text:style-name="P5"><text:span text:style-name="Source_20_Text"><text:span text:style-name="T11">$ cat data.txt</text:span></text:span></text:p>
      <text:p text:style-name="P5"><text:span text:style-name="Source_20_Text"><text:span text:style-name="T11">Hadoop setup successful</text:span></text:span></text:p>
      <text:p text:style-name="P5"><text:span text:style-name="Source_20_Text"><text:span text:style-name="T11">$ cp data.txt backup.txt</text:span></text:span></text:p>
      <text:p text:style-name="P6"><text:span text:style-name="Source_20_Text"><text:span text:style-name="T11">$ rm backup.txt</text:span></text:span></text:p>
      <text:h text:style-name="Heading_20_3" text:outline-level="3"><text:span text:style-name="Strong_20_Emphasis"><text:span text:style-name="T11">F. Outcome</text:span></text:span></text:h>
      <text:p text:style-name="P77">After executing these commands, the learner can:</text:p>
      <text:list xml:id="list4171843822886503060" text:style-name="L42">
        <text:list-item>
          <text:p text:style-name="P105">Create, view, edit, and delete files/directories</text:p>
        </text:list-item>
        <text:list-item>
          <text:p text:style-name="P105">Manage directory navigation and structure</text:p>
        </text:list-item>
        <text:list-item>
          <text:p text:style-name="P105">Perform file operations using command-line interface</text:p>
        </text:list-item>
        <text:list-item>
          <text:p text:style-name="P105">Develop confidence in using Linux for system administration and Hadoop environment setup</text:p>
        </text:list-item>
      </text:list>
      <text:h text:style-name="Heading_20_3" text:outline-level="3"><text:span text:style-name="Strong_20_Emphasis"><text:span text:style-name="T11">G. Practical Snapshot (for report or PPT idea)</text:span></text:span></text:h>
      <text:p text:style-name="P77">You can show a terminal screenshot like this:</text:p>
      <text:p text:style-name="P5"><text:span text:style-name="Source_20_Text"><text:span text:style-name="T11">+-------------------------------------------+</text:span></text:span></text:p>
      <text:p text:style-name="P5"><text:span text:style-name="Source_20_Text"><text:span text:style-name="T11">| $ mkdir test_dir <text:s text:c="25"/>|</text:span></text:span></text:p>
      <text:p text:style-name="P5"><text:span text:style-name="Source_20_Text"><text:span text:style-name="T11">| $ cd test_dir <text:s text:c="28"/>|</text:span></text:span></text:p>
      <text:p text:style-name="P5"><text:span text:style-name="Source_20_Text"><text:span text:style-name="T11">| $ touch test1.txt <text:s text:c="24"/>|</text:span></text:span></text:p>
      <text:p text:style-name="P5"><text:soft-page-break/><text:span text:style-name="Source_20_Text"><text:span text:style-name="T11">| $ echo "Linux Practical" &gt; test1.txt <text:s text:c="5"/>|</text:span></text:span></text:p>
      <text:p text:style-name="P5"><text:span text:style-name="Source_20_Text"><text:span text:style-name="T11">| $ cat test1.txt <text:s text:c="26"/>|</text:span></text:span></text:p>
      <text:p text:style-name="P5"><text:span text:style-name="Source_20_Text"><text:span text:style-name="T11">| Linux Practical <text:s text:c="26"/>|</text:span></text:span></text:p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Table_20_Contents"/>
            </table:table-cell>
          </table:table-row>
        </table:table-header-rows>
      </table:table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/></text:span></text:p>
      <text:p text:style-name="Standard"><text:soft-page-break/><text:span text:style-name="Strong_20_Emphasis"><text:span text:style-name="T13">8. </text:span></text:span><text:span text:style-name="Strong_20_Emphasis"><text:span text:style-name="T6">Implement the following file management tasks in Hadoop: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13">=&gt; </text:span></text:span><text:span text:style-name="Strong_20_Emphasis"><text:span text:style-name="T10">1. Create a directory in HDFS</text:span></text:span></text:p>
      <text:p text:style-name="P6"><text:span text:style-name="Source_20_Text"><text:span text:style-name="T11">hdfs dfs -mkdir /mydir</text:span></text:span></text:p>
      <text:list xml:id="list7692154890972612106" text:style-name="L43">
        <text:list-item>
          <text:p text:style-name="P71"><text:span text:style-name="T11">Creates a directory named </text:span><text:span text:style-name="Source_20_Text"><text:span text:style-name="T11">mydir</text:span></text:span><text:span text:style-name="T11"> in HDFS.</text:span></text:p>
        </text:list-item>
      </text:list>
      <text:h text:style-name="Heading_20_3" text:outline-level="3"><text:span text:style-name="Strong_20_Emphasis"><text:span text:style-name="T11">2. Upload a file from local filesystem to HDFS</text:span></text:span></text:h>
      <text:p text:style-name="P6"><text:span text:style-name="Source_20_Text"><text:span text:style-name="T11">hdfs dfs -put /local/path/file.txt /mydir/</text:span></text:span></text:p>
      <text:list xml:id="list5973905372480744135" text:style-name="L44">
        <text:list-item>
          <text:p text:style-name="P72"><text:span text:style-name="Source_20_Text"><text:span text:style-name="T11">file.txt</text:span></text:span><text:span text:style-name="T11"> from local machine is uploaded to HDFS directory </text:span><text:span text:style-name="Source_20_Text"><text:span text:style-name="T11">/mydir</text:span></text:span><text:span text:style-name="T11">.</text:span></text:p>
        </text:list-item>
      </text:list>
      <text:h text:style-name="Heading_20_3" text:outline-level="3"><text:span text:style-name="Strong_20_Emphasis"><text:span text:style-name="T11">3. Download a file from HDFS to local filesystem</text:span></text:span></text:h>
      <text:p text:style-name="P6"><text:span text:style-name="Source_20_Text"><text:span text:style-name="T11">hdfs dfs -get /mydir/file.txt /local/path/</text:span></text:span></text:p>
      <text:list xml:id="list8033122064465267281" text:style-name="L45">
        <text:list-item>
          <text:p text:style-name="P73"><text:span text:style-name="T11">Retrieves </text:span><text:span text:style-name="Source_20_Text"><text:span text:style-name="T11">file.txt</text:span></text:span><text:span text:style-name="T11"> from HDFS and saves it locally.</text:span></text:p>
        </text:list-item>
      </text:list>
      <text:h text:style-name="Heading_20_3" text:outline-level="3"><text:span text:style-name="Strong_20_Emphasis"><text:span text:style-name="T11">4. List files and directories in HDFS</text:span></text:span></text:h>
      <text:p text:style-name="P6"><text:span text:style-name="Source_20_Text"><text:span text:style-name="T11">hdfs dfs -ls /mydir</text:span></text:span></text:p>
      <text:list xml:id="list1741172966007104034" text:style-name="L46">
        <text:list-item>
          <text:p text:style-name="P74"><text:span text:style-name="T11">Shows all files inside </text:span><text:span text:style-name="Source_20_Text"><text:span text:style-name="T11">/mydir</text:span></text:span><text:span text:style-name="T11">.</text:span></text:p>
        </text:list-item>
      </text:list>
      <text:p text:style-name="P6"><text:span text:style-name="Source_20_Text"><text:span text:style-name="T11">hdfs dfs -ls -R /mydir</text:span></text:span></text:p>
      <text:list xml:id="list8043322388996949005" text:style-name="L47">
        <text:list-item>
          <text:p text:style-name="P75"><text:span text:style-name="T11">Recursively lists all files in </text:span><text:span text:style-name="Source_20_Text"><text:span text:style-name="T11">/mydir</text:span></text:span><text:span text:style-name="T11"> and its subdirectories.</text:span></text:p>
        </text:list-item>
      </text:list>
      <text:h text:style-name="Heading_20_3" text:outline-level="3"><text:span text:style-name="Strong_20_Emphasis"><text:span text:style-name="T11">5. View the contents of a file in HDFS</text:span></text:span></text:h>
      <text:p text:style-name="P6"><text:span text:style-name="Source_20_Text"><text:span text:style-name="T11">hdfs dfs -cat /mydir/file.txt</text:span></text:span></text:p>
      <text:list xml:id="list357723716964353524" text:style-name="L48">
        <text:list-item>
          <text:p text:style-name="P106">Prints the file content to the console.</text:p>
        </text:list-item>
      </text:list>
      <text:p text:style-name="P6"><text:span text:style-name="Source_20_Text"><text:span text:style-name="T11">hdfs dfs -tail /mydir/file.txt</text:span></text:span></text:p>
      <text:list xml:id="list7074423077924633811" text:style-name="L49">
        <text:list-item>
          <text:p text:style-name="P107">Shows the last part of the file.</text:p>
        </text:list-item>
      </text:list>
      <text:h text:style-name="Heading_20_3" text:outline-level="3"><text:span text:style-name="Strong_20_Emphasis"><text:span text:style-name="T11">6. Copy files within HDFS</text:span></text:span></text:h>
      <text:p text:style-name="P6"><text:span text:style-name="Source_20_Text"><text:span text:style-name="T11">hdfs dfs -cp /mydir/file.txt /mydir/file_copy.txt</text:span></text:span></text:p>
      <text:list xml:id="list5976624634058025827" text:style-name="L50">
        <text:list-item>
          <text:p text:style-name="P108">Creates a copy of the file inside HDFS.</text:p>
        </text:list-item>
      </text:list>
      <text:h text:style-name="Heading_20_3" text:outline-level="3"><text:span text:style-name="Strong_20_Emphasis"><text:span text:style-name="T11">7. Move or rename a file in HDFS</text:span></text:span></text:h>
      <text:p text:style-name="P6"><text:span text:style-name="Source_20_Text"><text:span text:style-name="T11">hdfs dfs -mv /mydir/file.txt /mydir/file_renamed.txt</text:span></text:span></text:p>
      <text:list xml:id="list7707547557993290004" text:style-name="L51">
        <text:list-item>
          <text:p text:style-name="P76"><text:span text:style-name="T11">Renames </text:span><text:span text:style-name="Source_20_Text"><text:span text:style-name="T11">file.txt</text:span></text:span><text:span text:style-name="T11"> to </text:span><text:span text:style-name="Source_20_Text"><text:span text:style-name="T11">file_renamed.txt</text:span></text:span><text:span text:style-name="T11">.</text:span></text:p>
        </text:list-item>
      </text:list>
      <text:h text:style-name="Heading_20_3" text:outline-level="3"><text:span text:style-name="Strong_20_Emphasis"><text:span text:style-name="T11">8. Delete files or directories in HDFS</text:span></text:span></text:h>
      <text:p text:style-name="P6"><text:span text:style-name="Source_20_Text"><text:span text:style-name="T11">hdfs dfs -rm /mydir/file.txt</text:span></text:span></text:p>
      <text:list xml:id="list3109518506652909510" text:style-name="L52">
        <text:list-item>
          <text:p text:style-name="P109"><text:soft-page-break/>Deletes a file.</text:p>
        </text:list-item>
      </text:list>
      <text:p text:style-name="P6"><text:span text:style-name="Source_20_Text"><text:span text:style-name="T11">hdfs dfs -rm -r /mydir</text:span></text:span></text:p>
      <text:list xml:id="list9214962585602068058" text:style-name="L53">
        <text:list-item>
          <text:p text:style-name="P110">Deletes a directory and its contents recursively.</text:p>
        </text:list-item>
      </text:list>
      <text:h text:style-name="Heading_20_3" text:outline-level="3"><text:span text:style-name="Strong_20_Emphasis"><text:span text:style-name="T11">9. Check HDFS disk usage</text:span></text:span></text:h>
      <text:p text:style-name="P6"><text:span text:style-name="Source_20_Text"><text:span text:style-name="T11">hdfs dfs -du -h /mydir</text:span></text:span></text:p>
      <text:list xml:id="list667312114718456371" text:style-name="L54">
        <text:list-item>
          <text:p text:style-name="P111">Shows space used by files in human-readable format.</text:p>
        </text:list-item>
      </text:list>
      <text:p text:style-name="P6"><text:span text:style-name="Source_20_Text"><text:span text:style-name="T11">hdfs dfs -df -h</text:span></text:span></text:p>
      <text:list xml:id="list687414866025121785" text:style-name="L55">
        <text:list-item>
          <text:p text:style-name="P112">Shows HDFS overall storage summary.</text:p>
        </text:list-item>
      </text:list>
      <text:h text:style-name="Heading_20_3" text:outline-level="3"><text:span text:style-name="Strong_20_Emphasis"><text:span text:style-name="T11">10. Set file permissions</text:span></text:span></text:h>
      <text:p text:style-name="P6"><text:span text:style-name="Source_20_Text"><text:span text:style-name="T11">hdfs dfs -chmod 755 /mydir/file.txt</text:span></text:span></text:p>
      <text:list xml:id="list6643761445158902893" text:style-name="L56">
        <text:list-item>
          <text:p text:style-name="P113">Sets file permissions like Linux.</text:p>
        </text:list-item>
      </text:list>
      <text:p text:style-name="P6"><text:span text:style-name="Source_20_Text"><text:span text:style-name="T11">hdfs dfs -chown user:group /mydir/file.txt</text:span></text:span></text:p>
      <text:list xml:id="list7231246763823843112" text:style-name="L57">
        <text:list-item>
          <text:p text:style-name="P114">Changes file owner.</text:p>
        </text:list-item>
      </text:list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oft-page-break/><text:span text:style-name="Strong_20_Emphasis"><text:span text:style-name="T14">9. Adding files and directories</text:span></text:span></text:p>
      <text:p text:style-name="Standard"><text:span text:style-name="Strong_20_Emphasis"><text:span text:style-name="T10"/></text:span></text:p>
      <text:p text:style-name="Standard"><text:span text:style-name="Strong_20_Emphasis"><text:span text:style-name="T10">=&gt; 1. Creating Directories in HDFS</text:span></text:span></text:p>
      <text:p text:style-name="P77">You can create new directories in HDFS just like you do in Linux, but using the Hadoop command-line tools.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mkdir /folder_name</text:span></text:span></text:p>
      <text:h text:style-name="Heading_20_3" text:outline-level="3"><text:span text:style-name="Strong_20_Emphasis"><text:span text:style-name="T11">Example:</text:span></text:span></text:h>
      <text:p text:style-name="P5"><text:span text:style-name="Source_20_Text"><text:span text:style-name="T11">hdfs dfs -mkdir /data</text:span></text:span></text:p>
      <text:p text:style-name="P6"><text:span text:style-name="Source_20_Text"><text:span text:style-name="T11">hdfs dfs -mkdir /data/input</text:span></text:span></text:p>
      <text:p text:style-name="Text_20_body"><text:span text:style-name="T11">✅This creates a main folder </text:span><text:span text:style-name="Source_20_Text"><text:span text:style-name="T11">/data</text:span></text:span><text:span text:style-name="T11"> and a subfolder </text:span><text:span text:style-name="Source_20_Text"><text:span text:style-name="T11">/data/input</text:span></text:span><text:span text:style-name="T11"> in HDFS.</text:span></text:p>
      <text:h text:style-name="Heading_20_2" text:outline-level="2"><text:span text:style-name="T11"><text:s/></text:span><text:span text:style-name="Strong_20_Emphasis"><text:span text:style-name="T11">2. Adding (Uploading) Files to HDFS</text:span></text:span></text:h>
      <text:p text:style-name="Text_20_body"><text:span text:style-name="T11">Once your directory structure is ready, you can </text:span><text:span text:style-name="Strong_20_Emphasis"><text:span text:style-name="T11">add files</text:span></text:span><text:span text:style-name="T11"> from your </text:span><text:span text:style-name="Strong_20_Emphasis"><text:span text:style-name="T11">local system</text:span></text:span><text:span text:style-name="T11"> to </text:span><text:span text:style-name="Strong_20_Emphasis"><text:span text:style-name="T11">HDFS</text:span></text:span><text:span text:style-name="T11">.</text:span>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put [local_file_path] [hdfs_directory_path]</text:span></text:span>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put /home/user/sample.txt /data/input/</text:span></text:span></text:p>
      <text:p text:style-name="Text_20_body"><text:span text:style-name="T11">This uploads the file </text:span><text:span text:style-name="Source_20_Text"><text:span text:style-name="T11">sample.txt</text:span></text:span><text:span text:style-name="T11"> from your local machine into HDFS under </text:span><text:span text:style-name="Source_20_Text"><text:span text:style-name="T11">/data/input/</text:span></text:span><text:span text:style-name="T11">.</text:span></text:p>
      <text:h text:style-name="Heading_20_2" text:outline-level="2"><text:span text:style-name="T11"><text:s/></text:span><text:span text:style-name="Strong_20_Emphasis"><text:span text:style-name="T11">3. Adding Multiple Files</text:span></text:span></text:h>
      <text:p text:style-name="P77">You can upload more than one file at a time.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put /home/user/file1.txt /home/user/file2.txt /data/input/</text:span></text:span></text:p>
      <text:p text:style-name="Text_20_body"><text:span text:style-name="T11"><text:s/>Both files are added to </text:span><text:span text:style-name="Source_20_Text"><text:span text:style-name="T11">/data/input/</text:span></text:span><text:span text:style-name="T11">.</text:span></text:p>
      <text:h text:style-name="Heading_20_2" text:outline-level="2"><text:span text:style-name="T11"><text:s/></text:span><text:span text:style-name="Strong_20_Emphasis"><text:span text:style-name="T11">4. Verifying the Upload</text:span></text:span></text:h>
      <text:p text:style-name="P77">You can list the files and directories in HDFS using:</text:p>
      <text:p text:style-name="P6"><text:span text:style-name="Source_20_Text"><text:span text:style-name="T11">hdfs dfs -ls /data/input/</text:span></text:span></text:p>
      <text:p text:style-name="P77">Output might look like:</text:p>
      <text:p text:style-name="P5"><text:span text:style-name="Source_20_Text"><text:span text:style-name="T11">Found 2 items</text:span></text:span></text:p>
      <text:p text:style-name="P5"><text:span text:style-name="Source_20_Text"><text:span text:style-name="T11">-rw-r--r-- <text:s text:c="2"/>1 hadoop hadoop <text:s text:c="2"/>1200 2025-10-16 07:30 /data/input/file1.txt</text:span></text:span></text:p>
      <text:p text:style-name="P6"><text:span text:style-name="Source_20_Text"><text:span text:style-name="T11">-rw-r--r-- <text:s text:c="2"/>1 hadoop hadoop <text:s text:c="2"/>800 <text:s/>2025-10-16 07:30 /data/input/file2.txt</text:span></text:span></text:p>
      <text:h text:style-name="Heading_20_2" text:outline-level="2"><text:soft-page-break/><text:span text:style-name="T11"><text:s/></text:span><text:span text:style-name="Strong_20_Emphasis"><text:span text:style-name="T11">5. Creating Nested Directories in One Command</text:span></text:span></text:h>
      <text:p text:style-name="Text_20_body"><text:span text:style-name="T11">You can create parent directories automatically using the </text:span><text:span text:style-name="Source_20_Text"><text:span text:style-name="T11">-p</text:span></text:span><text:span text:style-name="T11"> flag:</text:span></text:p>
      <text:p text:style-name="P6"><text:span text:style-name="Source_20_Text"><text:span text:style-name="T11">hdfs dfs -mkdir -p /user/hadoop/project/input</text:span>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10. Retrieving files</text:p>
      <text:p text:style-name="Text_20_body"><text:span text:style-name="T11">=&gt; </text:span><text:span text:style-name="Strong_20_Emphasis"><text:span text:style-name="T11">1. Listing Files Before Retrieving</text:span></text:span></text:p>
      <text:p text:style-name="P77">Before you retrieve, you can check what files exist in a directory.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ls /data/input</text:span></text:span></text:p>
      <text:p text:style-name="Text_20_body"><text:span text:style-name="Strong_20_Emphasis"><text:span text:style-name="T11">Example Output:</text:span></text:span></text:p>
      <text:p text:style-name="P5"><text:span text:style-name="Source_20_Text"><text:span text:style-name="T11">Found 2 items</text:span></text:span></text:p>
      <text:p text:style-name="P5"><text:span text:style-name="Source_20_Text"><text:span text:style-name="T11">-rw-r--r-- <text:s text:c="2"/>1 hadoop hadoop <text:s text:c="2"/>1200 2025-10-16 07:30 /data/input/file1.txt</text:span></text:span></text:p>
      <text:p text:style-name="P6"><text:span text:style-name="Source_20_Text"><text:span text:style-name="T11">-rw-r--r-- <text:s text:c="2"/>1 hadoop hadoop <text:s text:c="2"/>800 <text:s/>2025-10-16 07:30 /data/input/file2.txt</text:span></text:span></text:p>
      <text:h text:style-name="Heading_20_2" text:outline-level="2"><text:span text:style-name="Strong_20_Emphasis"><text:span text:style-name="T11">2. Viewing File Contents Without Downloading</text:span></text:span></text:h>
      <text:p text:style-name="Text_20_body"><text:span text:style-name="T11">If you just want to </text:span><text:span text:style-name="Strong_20_Emphasis"><text:span text:style-name="T11">see</text:span></text:span><text:span text:style-name="T11"> the contents inside a file (like </text:span><text:span text:style-name="Source_20_Text"><text:span text:style-name="T11">cat</text:span></text:span><text:span text:style-name="T11"> in Linux):</text:span>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cat /data/input/file1.txt</text:span></text:span></text:p>
      <text:p text:style-name="P77"><text:s/>Displays file content directly on the terminal.</text:p>
      <text:h text:style-name="Heading_20_2" text:outline-level="2"><text:span text:style-name="Strong_20_Emphasis"><text:span text:style-name="T11">3. Downloading (Copying) Files from HDFS to Local System</text:span></text:span></text:h>
      <text:p text:style-name="Text_20_body"><text:span text:style-name="T11">To </text:span><text:span text:style-name="Strong_20_Emphasis"><text:span text:style-name="T11">retrieve</text:span></text:span><text:span text:style-name="T11"> a file from HDFS and save it locally:</text:span>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get [HDFS file path] [local destination path]</text:span></text:span>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get /data/input/file1.txt /home/user/</text:span></text:span></text:p>
      <text:p text:style-name="Text_20_body"><text:span text:style-name="T11">This copies </text:span><text:span text:style-name="Source_20_Text"><text:span text:style-name="T11">file1.txt</text:span></text:span><text:span text:style-name="T11"> from HDFS to your local folder </text:span><text:span text:style-name="Source_20_Text"><text:span text:style-name="T11">/home/user/</text:span></text:span><text:span text:style-name="T11">.</text:span></text:p>
      <text:h text:style-name="Heading_20_2" text:outline-level="2"><text:span text:style-name="Strong_20_Emphasis"><text:span text:style-name="T11">4. Retrieving an Entire Directory</text:span></text:span></text:h>
      <text:p text:style-name="P77">You can also get a full directory from HDFS: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get /data/input /home/user/</text:span></text:span></text:p>
      <text:p text:style-name="Text_20_body"><text:span text:style-name="T11">The entire </text:span><text:span text:style-name="Source_20_Text"><text:span text:style-name="T11">input</text:span></text:span><text:span text:style-name="T11"> directory with all files will be copied to </text:span><text:span text:style-name="Source_20_Text"><text:span text:style-name="T11">/home/user/</text:span></text:span><text:span text:style-name="T11">.</text:span></text:p>
      <text:h text:style-name="Heading_20_2" text:outline-level="2"><text:span text:style-name="Strong_20_Emphasis"><text:span text:style-name="T11">5. Copy File from HDFS to Local (Alternative Command)</text:span></text:span></text:h>
      <text:p text:style-name="Text_20_body"><text:span text:style-name="T11">You can also use </text:span><text:span text:style-name="Source_20_Text"><text:span text:style-name="T11">-copyToLocal</text:span></text:span><text:span text:style-name="T11">, which works the same as </text:span><text:span text:style-name="Source_20_Text"><text:span text:style-name="T11">-get</text:span></text:span><text:span text:style-name="T11">.</text:span></text:p>
      <text:h text:style-name="Heading_20_3" text:outline-level="3"><text:soft-page-break/><text:span text:style-name="Strong_20_Emphasis"><text:span text:style-name="T11">Example:</text:span></text:span></text:h>
      <text:p text:style-name="P6"><text:span text:style-name="Source_20_Text"><text:span text:style-name="T11">hdfs dfs -copyToLocal /data/input/file2.txt /home/user/</text:span></text:span></text:p>
      <text:p text:style-name="Text_20_body"><text:span text:style-name="T11">Works identically to </text:span><text:span text:style-name="Source_20_Text"><text:span text:style-name="T11">-get</text:span></text:span><text:span text:style-name="T11">.</text:span></text:p>
      <text:h text:style-name="Heading_20_2" text:outline-level="2"><text:span text:style-name="Strong_20_Emphasis"><text:span text:style-name="T11">6. Example Verification</text:span></text:span></text:h>
      <text:p text:style-name="P77">After downloading, verify the file locally:</text:p>
      <text:p text:style-name="P6"><text:span text:style-name="Source_20_Text"><text:span text:style-name="T11">ls /home/user/</text:span></text:span></text:p>
      <text:p text:style-name="P77">You should see:</text:p>
      <text:p text:style-name="P6"><text:span text:style-name="Source_20_Text"><text:span text:style-name="T11">file1.txt <text:s/>file2.txt</text:span>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11. Deleting files</text:p>
      <text:h text:style-name="P34" text:outline-level="2"><text:span text:style-name="Strong_20_Emphasis"><text:span text:style-name="T7">1. Deleting a Single File</text:span></text:span></text:h>
      <text:p text:style-name="Text_20_body"><text:span text:style-name="T11">You can delete a specific file from HDFS using the </text:span><text:span text:style-name="Source_20_Text"><text:span text:style-name="T11">-rm</text:span></text:span><text:span text:style-name="T11"> command.</text:span>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rm /path/to/file</text:span></text:span>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rm /data/input/file1.txt</text:span></text:span></text:p>
      <text:p text:style-name="Text_20_body"><text:span text:style-name="T11">Deletes the file </text:span><text:span text:style-name="Source_20_Text"><text:span text:style-name="T11">file1.txt</text:span></text:span><text:span text:style-name="T11"> from the HDFS directory </text:span><text:span text:style-name="Source_20_Text"><text:span text:style-name="T11">/data/input</text:span></text:span><text:span text:style-name="T11">.</text:span></text:p>
      <text:h text:style-name="Heading_20_2" text:outline-level="2"><text:span text:style-name="Strong_20_Emphasis"><text:span text:style-name="T11">2. Deleting Multiple Files</text:span></text:span></text:h>
      <text:p text:style-name="P77">You can delete multiple files in one command by listing them one after another.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rm /data/input/file1.txt /data/input/file2.txt</text:span></text:span></text:p>
      <text:p text:style-name="Text_20_body"><text:span text:style-name="T11">Removes both files from the </text:span><text:span text:style-name="Source_20_Text"><text:span text:style-name="T11">input</text:span></text:span><text:span text:style-name="T11"> folder.</text:span></text:p>
      <text:h text:style-name="Heading_20_2" text:outline-level="2"><text:span text:style-name="Strong_20_Emphasis"><text:span text:style-name="T11">3. Deleting a Directory and Its Contents</text:span></text:span></text:h>
      <text:p text:style-name="Text_20_body"><text:span text:style-name="T11">If you try deleting a non-empty directory using just </text:span><text:span text:style-name="Source_20_Text"><text:span text:style-name="T11">-rm</text:span></text:span><text:span text:style-name="T11">, it will fail.<text:line-break/>To delete a </text:span><text:span text:style-name="Strong_20_Emphasis"><text:span text:style-name="T11">directory with all its contents</text:span></text:span><text:span text:style-name="T11">, use </text:span><text:span text:style-name="Source_20_Text"><text:span text:style-name="T11">-rm -r</text:span></text:span><text:span text:style-name="T11">.</text:span></text:p>
      <text:h text:style-name="Heading_20_3" text:outline-level="3"><text:span text:style-name="Strong_20_Emphasis"><text:span text:style-name="T11">Command:</text:span></text:span></text:h>
      <text:p text:style-name="P6"><text:span text:style-name="Source_20_Text"><text:span text:style-name="T11">hdfs dfs -rm -r /path/to/directory</text:span></text:span>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rm -r /data/input</text:span></text:span></text:p>
      <text:p text:style-name="Text_20_body"><text:span text:style-name="T11"><text:s/>Deletes the </text:span><text:span text:style-name="Source_20_Text"><text:span text:style-name="T11">input</text:span></text:span><text:span text:style-name="T11"> folder and everything inside it.</text:span></text:p>
      <text:h text:style-name="Heading_20_2" text:outline-level="2"><text:span text:style-name="Strong_20_Emphasis"><text:span text:style-name="T11">4. Force Delete Without Confirmation</text:span></text:span></text:h>
      <text:p text:style-name="Text_20_body"><text:span text:style-name="T11">If Hadoop asks for confirmation, you can </text:span><text:span text:style-name="Strong_20_Emphasis"><text:span text:style-name="T11">force delete</text:span></text:span><text:span text:style-name="T11"> using </text:span><text:span text:style-name="Source_20_Text"><text:span text:style-name="T11">-f</text:span></text:span><text:span text:style-name="T11"> flag.</text:span></text:p>
      <text:h text:style-name="Heading_20_3" text:outline-level="3"><text:span text:style-name="Strong_20_Emphasis"><text:span text:style-name="T11">Example:</text:span></text:span></text:h>
      <text:p text:style-name="P6"><text:span text:style-name="Source_20_Text"><text:span text:style-name="T11">hdfs dfs -rm -r -f /data/input</text:span></text:span></text:p>
      <text:p text:style-name="P77">Forcefully removes the directory without asking for confirmation.</text:p>
      <text:h text:style-name="Heading_20_2" text:outline-level="2"><text:span text:style-name="Strong_20_Emphasis"><text:span text:style-name="T11">5. Verify Deletion</text:span></text:span></text:h>
      <text:p text:style-name="P77">After deleting, check if the file or directory is gone:</text:p>
      <text:h text:style-name="Heading_20_3" text:outline-level="3"><text:soft-page-break/><text:span text:style-name="Strong_20_Emphasis"><text:span text:style-name="T11">Command:</text:span></text:span></text:h>
      <text:p text:style-name="P6"><text:span text:style-name="Source_20_Text"><text:span text:style-name="T11">hdfs dfs -ls /data/</text:span></text:span></text:p>
      <text:p text:style-name="P77">If the directory or file was deleted successfully, it won’t appear in the listing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15"><text:soft-page-break/>12. Creating and destroying files</text:p>
      <text:p text:style-name="Text_20_body"><text:span text:style-name="T11">=&gt; </text:span><text:span text:style-name="Strong_20_Emphasis"><text:span text:style-name="T11">1. Creating Files in HDFS</text:span></text:span></text:p>
      <text:p text:style-name="Text_20_body"><text:span text:style-name="T11">In Hadoop, you can’t directly “create” an empty file inside HDFS using a simple touch command like in Linux — instead, you </text:span><text:span text:style-name="Strong_20_Emphasis"><text:span text:style-name="T11">upload (put)</text:span></text:span><text:span text:style-name="T11"> files from your local system, or you can </text:span><text:span text:style-name="Strong_20_Emphasis"><text:span text:style-name="T11">create a new file with content</text:span></text:span><text:span text:style-name="T11"> using echo and redirection.</text:span></text:p>
      <text:h text:style-name="Heading_20_3" text:outline-level="3"><text:span text:style-name="Strong_20_Emphasis"><text:span text:style-name="T11">Method 1: Upload an existing local file</text:span></text:span></text:h>
      <text:p text:style-name="P77">You can create a new file in HDFS by uploading it from your local machine.</text:p>
      <text:p text:style-name="Text_20_body"><text:span text:style-name="Strong_20_Emphasis"><text:span text:style-name="T11">Command:</text:span></text:span></text:p>
      <text:p text:style-name="P6"><text:span text:style-name="Source_20_Text"><text:span text:style-name="T11">hdfs dfs -put /local/path/file.txt /hdfs/directory/</text:span></text:span></text:p>
      <text:p text:style-name="Text_20_body"><text:span text:style-name="Strong_20_Emphasis"><text:span text:style-name="T11">Example:</text:span></text:span></text:p>
      <text:p text:style-name="P6"><text:span text:style-name="Source_20_Text"><text:span text:style-name="T11">hdfs dfs -put /home/user/data.txt /data/input/</text:span></text:span></text:p>
      <text:p text:style-name="Text_20_body"><text:span text:style-name="T11">This adds </text:span><text:span text:style-name="Source_20_Text"><text:span text:style-name="T11">data.txt</text:span></text:span><text:span text:style-name="T11"> from local storage into HDFS at </text:span><text:span text:style-name="Source_20_Text"><text:span text:style-name="T11">/data/input/</text:span></text:span><text:span text:style-name="T11">.</text:span></text:p>
      <text:h text:style-name="Heading_20_3" text:outline-level="3"><text:span text:style-name="Strong_20_Emphasis"><text:span text:style-name="T11">Method 2: Create a new file directly using echo</text:span></text:span></text:h>
      <text:p text:style-name="Text_20_body"><text:span text:style-name="T11">You can use </text:span><text:span text:style-name="Source_20_Text"><text:span text:style-name="T11">echo</text:span></text:span><text:span text:style-name="T11"> to create a new file with content in HDFS.</text:span></text:p>
      <text:p text:style-name="Text_20_body"><text:span text:style-name="Strong_20_Emphasis"><text:span text:style-name="T11">Command:</text:span></text:span></text:p>
      <text:p text:style-name="P6"><text:span text:style-name="Source_20_Text"><text:span text:style-name="T11">echo "This is a new file in HDFS" | hdfs dfs -put - /data/newfile.txt</text:span></text:span></text:p>
      <text:p text:style-name="Text_20_body"><text:span text:style-name="T11">This creates a new file </text:span><text:span text:style-name="Source_20_Text"><text:span text:style-name="T11">/data/newfile.txt</text:span></text:span><text:span text:style-name="T11"> in HDFS containing the text.</text:span></text:p>
      <text:h text:style-name="Heading_20_3" text:outline-level="3"><text:span text:style-name="Strong_20_Emphasis"><text:span text:style-name="T11">Method 3: Copy a file within HDFS (creates a duplicate file)</text:span></text:span></text:h>
      <text:p text:style-name="P77">You can also “create” a new file by copying an existing one.</text:p>
      <text:p text:style-name="Text_20_body"><text:span text:style-name="Strong_20_Emphasis"><text:span text:style-name="T11">Command:</text:span></text:span></text:p>
      <text:p text:style-name="P6"><text:span text:style-name="Source_20_Text"><text:span text:style-name="T11">hdfs dfs -cp /data/input/data.txt /data/input/data_copy.txt</text:span></text:span></text:p>
      <text:p text:style-name="Text_20_body"><text:span text:style-name="T11">This creates a new file </text:span><text:span text:style-name="Source_20_Text"><text:span text:style-name="T11">data_copy.txt</text:span></text:span><text:span text:style-name="T11"> as a duplicate of </text:span><text:span text:style-name="Source_20_Text"><text:span text:style-name="T11">data.txt</text:span></text:span><text:span text:style-name="T11">.</text:span></text:p>
      <text:h text:style-name="Heading_20_2" text:outline-level="2"><text:span text:style-name="Strong_20_Emphasis"><text:span text:style-name="T11">2. Destroying (Deleting) Files in HDFS</text:span></text:span></text:h>
      <text:p text:style-name="Text_20_body"><text:span text:style-name="T11">Destroying a file simply means </text:span><text:span text:style-name="Strong_20_Emphasis"><text:span text:style-name="T11">removing it permanently</text:span></text:span><text:span text:style-name="T11"> from HDFS.</text:span></text:p>
      <text:p text:style-name="Text_20_body"><text:span text:style-name="Strong_20_Emphasis"><text:span text:style-name="T11">Command:</text:span></text:span></text:p>
      <text:p text:style-name="P6"><text:span text:style-name="Source_20_Text"><text:span text:style-name="T11">hdfs dfs -rm /path/to/file</text:span></text:span></text:p>
      <text:p text:style-name="Text_20_body"><text:span text:style-name="Strong_20_Emphasis"><text:span text:style-name="T11">Example:</text:span></text:span></text:p>
      <text:p text:style-name="P6"><text:span text:style-name="Source_20_Text"><text:span text:style-name="T11">hdfs dfs -rm /data/newfile.txt</text:span></text:span></text:p>
      <text:p text:style-name="Text_20_body"><text:span text:style-name="T11"><text:s/>Deletes </text:span><text:span text:style-name="Source_20_Text"><text:span text:style-name="T11">newfile.txt</text:span></text:span><text:span text:style-name="T11"> from HDFS.</text:span></text:p>
      <text:h text:style-name="Heading_20_3" text:outline-level="3"><text:span text:style-name="Strong_20_Emphasis"><text:span text:style-name="T11">Delete Multiple Files</text:span></text:span></text:h>
      <text:p text:style-name="P6"><text:span text:style-name="Source_20_Text"><text:span text:style-name="T11">hdfs dfs -rm /data/input/file1.txt /data/input/file2.txt</text:span></text:span></text:p>
      <text:h text:style-name="Heading_20_3" text:outline-level="3"><text:soft-page-break/><text:span text:style-name="Strong_20_Emphasis"><text:span text:style-name="T11">Delete All Files in a Directory</text:span></text:span></text:h>
      <text:p text:style-name="P77">If you want to delete everything inside a directory (or the directory itself):</text:p>
      <text:p text:style-name="P6"><text:span text:style-name="Source_20_Text"><text:span text:style-name="T11">hdfs dfs -rm -r /data/input</text:span></text:span></text:p>
      <text:p text:style-name="P77"><text:s/>Deletes the directory and all its contents.</text:p>
      <text:h text:style-name="Heading_20_2" text:outline-level="2"><text:span text:style-name="Strong_20_Emphasis"><text:span text:style-name="T11">3. Verify Changes</text:span></text:span></text:h>
      <text:p text:style-name="P77">After creation or deletion, always verify using:</text:p>
      <text:p text:style-name="P6"><text:span text:style-name="Source_20_Text"><text:span text:style-name="T11">hdfs dfs -ls /data/</text:span></text:span></text:p>
      <text:p text:style-name="P77">This will list all the files currently in that directory so you can confirm your changes.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tin Singh</meta:initial-creator>
    <meta:creation-date>2025-10-16T04:38:50.38</meta:creation-date>
    <dc:date>2025-10-16T10:18:56.49</dc:date>
    <dc:creator>Jatin Singh</dc:creator>
    <meta:editing-duration>PT34M47S</meta:editing-duration>
    <meta:editing-cycles>2</meta:editing-cycles>
    <meta:generator>OpenOffice/4.1.15$Win32 OpenOffice.org_project/4115m2$Build-9813</meta:generator>
    <meta:document-statistic meta:table-count="7" meta:image-count="0" meta:object-count="0" meta:page-count="30" meta:paragraph-count="790" meta:word-count="4239" meta:character-count="29451"/>
  </office:meta>
</office:document-meta>
</file>